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3.39mm" svg:height="106.55mm" svg:x="217.52mm" svg:y="127.5mm">
            <draw:object draw:notify-on-update-of-ranges="Sheet1.B1:Sheet1.B205 Sheet1.C1:Sheet1.C205 Sheet1.B1:Sheet1.B205 Sheet1.D1:Sheet1.D2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0.52mm" svg:height="123.89mm" svg:x="224.42mm" svg:y="7.26mm">
            <draw:object draw:notify-on-update-of-ranges="Sheet1.G1:Sheet1.G205 Sheet1.H1:Sheet1.H205 Sheet1.G1:Sheet1.G205 Sheet1.I1:Sheet1.I20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*5/10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1020" calcext:value-type="float">
            <text:p>1020</text:p>
          </table:table-cell>
          <table:table-cell table:formula="of:=[.F1]*5/1023" office:value-type="float" office:value="4.98533724340176" calcext:value-type="float">
            <text:p>4.98533724340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]*5/1023" office:value-type="float" office:value="0.0244379276637341" calcext:value-type="float">
            <text:p>0.024437927663734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1015" calcext:value-type="float">
            <text:p>1015</text:p>
          </table:table-cell>
          <table:table-cell table:formula="of:=[.F2]*5/1023" office:value-type="float" office:value="4.96089931573803" calcext:value-type="float">
            <text:p>4.96089931573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*5/1023" office:value-type="float" office:value="0.0488758553274682" calcext:value-type="float">
            <text:p>0.048875855327468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1010" calcext:value-type="float">
            <text:p>1010</text:p>
          </table:table-cell>
          <table:table-cell table:formula="of:=[.F3]*5/1023" office:value-type="float" office:value="4.93646138807429" calcext:value-type="float">
            <text:p>4.93646138807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4]*5/1023" office:value-type="float" office:value="0.0733137829912024" calcext:value-type="float">
            <text:p>0.073313782991202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1005" calcext:value-type="float">
            <text:p>1005</text:p>
          </table:table-cell>
          <table:table-cell table:formula="of:=[.F4]*5/1023" office:value-type="float" office:value="4.91202346041056" calcext:value-type="float">
            <text:p>4.9120234604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5]*5/1023" office:value-type="float" office:value="0.0977517106549365" calcext:value-type="float">
            <text:p>0.097751710654937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F5]*5/1023" office:value-type="float" office:value="4.88758553274682" calcext:value-type="float">
            <text:p>4.88758553274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6]*5/1023" office:value-type="float" office:value="0.122189638318671" calcext:value-type="float">
            <text:p>0.122189638318671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F6]*5/1023" office:value-type="float" office:value="4.86314760508309" calcext:value-type="float">
            <text:p>4.86314760508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7]*5/1023" office:value-type="float" office:value="0.146627565982405" calcext:value-type="float">
            <text:p>0.146627565982405</text:p>
          </table:table-cell>
          <table:table-cell office:value-type="float" office:value="0" calcext:value-type="float">
            <text:p>0</text:p>
          </table:table-cell>
          <table:table-cell office:value-type="float" office:value="4.86315" calcext:value-type="float">
            <text:p>4.86315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F7]*5/1023" office:value-type="float" office:value="4.83870967741936" calcext:value-type="float">
            <text:p>4.838709677419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8]*5/1023" office:value-type="float" office:value="0.171065493646139" calcext:value-type="float">
            <text:p>0.171065493646139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F8]*5/1023" office:value-type="float" office:value="4.81427174975562" calcext:value-type="float">
            <text:p>4.814271749755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9]*5/1023" office:value-type="float" office:value="0.195503421309873" calcext:value-type="float">
            <text:p>0.195503421309873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F9]*5/1023" office:value-type="float" office:value="4.78983382209189" calcext:value-type="float">
            <text:p>4.78983382209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10]*5/1023" office:value-type="float" office:value="0.219941348973607" calcext:value-type="float">
            <text:p>0.219941348973607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F10]*5/1023" office:value-type="float" office:value="4.76539589442815" calcext:value-type="float">
            <text:p>4.76539589442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1]*5/1023" office:value-type="float" office:value="0.244379276637341" calcext:value-type="float">
            <text:p>0.244379276637341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F11]*5/1023" office:value-type="float" office:value="4.74095796676442" calcext:value-type="float">
            <text:p>4.74095796676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12]*5/1023" office:value-type="float" office:value="0.268817204301075" calcext:value-type="float">
            <text:p>0.268817204301075</text:p>
          </table:table-cell>
          <table:table-cell office:value-type="float" office:value="0" calcext:value-type="float">
            <text:p>0</text:p>
          </table:table-cell>
          <table:table-cell office:value-type="float" office:value="4.86315" calcext:value-type="float">
            <text:p>4.86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F12]*5/1023" office:value-type="float" office:value="4.71652003910068" calcext:value-type="float">
            <text:p>4.71652003910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13]*5/1023" office:value-type="float" office:value="0.293255131964809" calcext:value-type="float">
            <text:p>0.293255131964809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F13]*5/1023" office:value-type="float" office:value="4.69208211143695" calcext:value-type="float">
            <text:p>4.692082111436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14]*5/1023" office:value-type="float" office:value="0.317693059628543" calcext:value-type="float">
            <text:p>0.317693059628543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F14]*5/1023" office:value-type="float" office:value="4.66764418377322" calcext:value-type="float">
            <text:p>4.66764418377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15]*5/1023" office:value-type="float" office:value="0.342130987292278" calcext:value-type="float">
            <text:p>0.342130987292278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F15]*5/1023" office:value-type="float" office:value="4.64320625610948" calcext:value-type="float">
            <text:p>4.64320625610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6]*5/1023" office:value-type="float" office:value="0.366568914956012" calcext:value-type="float">
            <text:p>0.366568914956012</text:p>
          </table:table-cell>
          <table:table-cell office:value-type="float" office:value="0" calcext:value-type="float">
            <text:p>0</text:p>
          </table:table-cell>
          <table:table-cell office:value-type="float" office:value="4.86315" calcext:value-type="float">
            <text:p>4.8631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F16]*5/1023" office:value-type="float" office:value="4.61876832844575" calcext:value-type="float">
            <text:p>4.618768328445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7]*5/1023" office:value-type="float" office:value="0.391006842619746" calcext:value-type="float">
            <text:p>0.391006842619746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F17]*5/1023" office:value-type="float" office:value="4.59433040078201" calcext:value-type="float">
            <text:p>4.59433040078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18]*5/1023" office:value-type="float" office:value="0.41544477028348" calcext:value-type="float">
            <text:p>0.41544477028348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F18]*5/1023" office:value-type="float" office:value="4.56989247311828" calcext:value-type="float">
            <text:p>4.569892473118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9]*5/1023" office:value-type="float" office:value="0.439882697947214" calcext:value-type="float">
            <text:p>0.439882697947214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F19]*5/1023" office:value-type="float" office:value="4.54545454545455" calcext:value-type="float">
            <text:p>4.54545454545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20]*5/1023" office:value-type="float" office:value="0.464320625610948" calcext:value-type="float">
            <text:p>0.464320625610948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F20]*5/1023" office:value-type="float" office:value="4.52101661779081" calcext:value-type="float">
            <text:p>4.52101661779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21]*5/1023" office:value-type="float" office:value="0.488758553274682" calcext:value-type="float">
            <text:p>0.488758553274682</text:p>
          </table:table-cell>
          <table:table-cell office:value-type="float" office:value="0" calcext:value-type="float">
            <text:p>0</text:p>
          </table:table-cell>
          <table:table-cell office:value-type="float" office:value="4.86315" calcext:value-type="float">
            <text:p>4.86315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F21]*5/1023" office:value-type="float" office:value="4.49657869012708" calcext:value-type="float">
            <text:p>4.49657869012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22]*5/1023" office:value-type="float" office:value="0.513196480938416" calcext:value-type="float">
            <text:p>0.513196480938416</text:p>
          </table:table-cell>
          <table:table-cell office:value-type="float" office:value="0" calcext:value-type="float">
            <text:p>0</text:p>
          </table:table-cell>
          <table:table-cell office:value-type="float" office:value="4.86315" calcext:value-type="float">
            <text:p>4.86315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F22]*5/1023" office:value-type="float" office:value="4.47214076246334" calcext:value-type="float">
            <text:p>4.472140762463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23]*5/1023" office:value-type="float" office:value="0.537634408602151" calcext:value-type="float">
            <text:p>0.537634408602151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F23]*5/1023" office:value-type="float" office:value="4.44770283479961" calcext:value-type="float">
            <text:p>4.44770283479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24]*5/1023" office:value-type="float" office:value="0.562072336265885" calcext:value-type="float">
            <text:p>0.562072336265885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F24]*5/1023" office:value-type="float" office:value="4.42326490713587" calcext:value-type="float">
            <text:p>4.423264907135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25]*5/1023" office:value-type="float" office:value="0.586510263929619" calcext:value-type="float">
            <text:p>0.586510263929619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F25]*5/1023" office:value-type="float" office:value="4.39882697947214" calcext:value-type="float">
            <text:p>4.39882697947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26]*5/1023" office:value-type="float" office:value="0.610948191593353" calcext:value-type="float">
            <text:p>0.610948191593353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F26]*5/1023" office:value-type="float" office:value="4.37438905180841" calcext:value-type="float">
            <text:p>4.37438905180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27]*5/1023" office:value-type="float" office:value="0.635386119257087" calcext:value-type="float">
            <text:p>0.635386119257087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F27]*5/1023" office:value-type="float" office:value="4.34995112414467" calcext:value-type="float">
            <text:p>4.34995112414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28]*5/1023" office:value-type="float" office:value="0.659824046920821" calcext:value-type="float">
            <text:p>0.659824046920821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F28]*5/1023" office:value-type="float" office:value="4.32551319648094" calcext:value-type="float">
            <text:p>4.32551319648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29]*5/1023" office:value-type="float" office:value="0.684261974584555" calcext:value-type="float">
            <text:p>0.684261974584555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F29]*5/1023" office:value-type="float" office:value="4.3010752688172" calcext:value-type="float">
            <text:p>4.3010752688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30]*5/1023" office:value-type="float" office:value="0.708699902248289" calcext:value-type="float">
            <text:p>0.708699902248289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F30]*5/1023" office:value-type="float" office:value="4.27663734115347" calcext:value-type="float">
            <text:p>4.27663734115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31]*5/1023" office:value-type="float" office:value="0.733137829912023" calcext:value-type="float">
            <text:p>0.733137829912023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F31]*5/1023" office:value-type="float" office:value="4.25219941348974" calcext:value-type="float">
            <text:p>4.25219941348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32]*5/1023" office:value-type="float" office:value="0.757575757575758" calcext:value-type="float">
            <text:p>0.757575757575758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F32]*5/1023" office:value-type="float" office:value="4.227761485826" calcext:value-type="float">
            <text:p>4.227761485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33]*5/1023" office:value-type="float" office:value="0.782013685239492" calcext:value-type="float">
            <text:p>0.782013685239492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4.86315" calcext:value-type="float">
            <text:p>4.86315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F33]*5/1023" office:value-type="float" office:value="4.20332355816227" calcext:value-type="float">
            <text:p>4.20332355816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34]*5/1023" office:value-type="float" office:value="0.806451612903226" calcext:value-type="float">
            <text:p>0.806451612903226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F34]*5/1023" office:value-type="float" office:value="4.17888563049853" calcext:value-type="float">
            <text:p>4.17888563049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35]*5/1023" office:value-type="float" office:value="0.83088954056696" calcext:value-type="float">
            <text:p>0.83088954056696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F35]*5/1023" office:value-type="float" office:value="4.1544477028348" calcext:value-type="float">
            <text:p>4.1544477028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36]*5/1023" office:value-type="float" office:value="0.855327468230694" calcext:value-type="float">
            <text:p>0.855327468230694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F36]*5/1023" office:value-type="float" office:value="4.13000977517107" calcext:value-type="float">
            <text:p>4.13000977517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37]*5/1023" office:value-type="float" office:value="0.879765395894428" calcext:value-type="float">
            <text:p>0.879765395894428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F37]*5/1023" office:value-type="float" office:value="4.10557184750733" calcext:value-type="float">
            <text:p>4.105571847507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38]*5/1023" office:value-type="float" office:value="0.904203323558162" calcext:value-type="float">
            <text:p>0.904203323558162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4.86315" calcext:value-type="float">
            <text:p>4.86315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F38]*5/1023" office:value-type="float" office:value="4.0811339198436" calcext:value-type="float">
            <text:p>4.0811339198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39]*5/1023" office:value-type="float" office:value="0.928641251221896" calcext:value-type="float">
            <text:p>0.928641251221896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F39]*5/1023" office:value-type="float" office:value="4.05669599217986" calcext:value-type="float">
            <text:p>4.05669599217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40]*5/1023" office:value-type="float" office:value="0.953079178885631" calcext:value-type="float">
            <text:p>0.953079178885631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F40]*5/1023" office:value-type="float" office:value="4.03225806451613" calcext:value-type="float">
            <text:p>4.032258064516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41]*5/1023" office:value-type="float" office:value="0.977517106549365" calcext:value-type="float">
            <text:p>0.977517106549365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F41]*5/1023" office:value-type="float" office:value="4.0078201368524" calcext:value-type="float">
            <text:p>4.0078201368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42]*5/1023" office:value-type="float" office:value="1.0019550342131" calcext:value-type="float">
            <text:p>1.0019550342131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F42]*5/1023" office:value-type="float" office:value="3.98338220918866" calcext:value-type="float">
            <text:p>3.98338220918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43]*5/1023" office:value-type="float" office:value="1.02639296187683" calcext:value-type="float">
            <text:p>1.02639296187683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F43]*5/1023" office:value-type="float" office:value="3.95894428152493" calcext:value-type="float">
            <text:p>3.95894428152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44]*5/1023" office:value-type="float" office:value="1.05083088954057" calcext:value-type="float">
            <text:p>1.05083088954057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F44]*5/1023" office:value-type="float" office:value="3.93450635386119" calcext:value-type="float">
            <text:p>3.93450635386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45]*5/1023" office:value-type="float" office:value="1.0752688172043" calcext:value-type="float">
            <text:p>1.0752688172043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F45]*5/1023" office:value-type="float" office:value="3.91006842619746" calcext:value-type="float">
            <text:p>3.91006842619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46]*5/1023" office:value-type="float" office:value="1.09970674486804" calcext:value-type="float">
            <text:p>1.09970674486804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4.86315" calcext:value-type="float">
            <text:p>4.86315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F46]*5/1023" office:value-type="float" office:value="3.88563049853372" calcext:value-type="float">
            <text:p>3.88563049853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47]*5/1023" office:value-type="float" office:value="1.12414467253177" calcext:value-type="float">
            <text:p>1.12414467253177</text:p>
          </table:table-cell>
          <table:table-cell office:value-type="float" office:value="0.0684262" calcext:value-type="float">
            <text:p>0.0684262</text:p>
          </table:table-cell>
          <table:table-cell office:value-type="float" office:value="4.86315" calcext:value-type="float">
            <text:p>4.86315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F47]*5/1023" office:value-type="float" office:value="3.86119257086999" calcext:value-type="float">
            <text:p>3.86119257086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48]*5/1023" office:value-type="float" office:value="1.1485826001955" calcext:value-type="float">
            <text:p>1.1485826001955</text:p>
          </table:table-cell>
          <table:table-cell office:value-type="float" office:value="0.0782014" calcext:value-type="float">
            <text:p>0.0782014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F48]*5/1023" office:value-type="float" office:value="3.83675464320626" calcext:value-type="float">
            <text:p>3.83675464320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49]*5/1023" office:value-type="float" office:value="1.17302052785924" calcext:value-type="float">
            <text:p>1.17302052785924</text:p>
          </table:table-cell>
          <table:table-cell office:value-type="float" office:value="0.0782014" calcext:value-type="float">
            <text:p>0.0782014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F49]*5/1023" office:value-type="float" office:value="3.81231671554252" calcext:value-type="float">
            <text:p>3.81231671554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50]*5/1023" office:value-type="float" office:value="1.19745845552297" calcext:value-type="float">
            <text:p>1.19745845552297</text:p>
          </table:table-cell>
          <table:table-cell office:value-type="float" office:value="0.0879765" calcext:value-type="float">
            <text:p>0.0879765</text:p>
          </table:table-cell>
          <table:table-cell office:value-type="float" office:value="4.86315" calcext:value-type="float">
            <text:p>4.86315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F50]*5/1023" office:value-type="float" office:value="3.78787878787879" calcext:value-type="float">
            <text:p>3.78787878787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51]*5/1023" office:value-type="float" office:value="1.22189638318671" calcext:value-type="float">
            <text:p>1.22189638318671</text:p>
          </table:table-cell>
          <table:table-cell office:value-type="float" office:value="0.0928641" calcext:value-type="float">
            <text:p>0.0928641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F51]*5/1023" office:value-type="float" office:value="3.76344086021505" calcext:value-type="float">
            <text:p>3.76344086021505</text:p>
          </table:table-cell>
          <table:table-cell table:number-columns-repeated="2" office:value-type="float" office:value="0.00488759" calcext:value-type="float">
            <text:p>0.004887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52]*5/1023" office:value-type="float" office:value="1.24633431085044" calcext:value-type="float">
            <text:p>1.24633431085044</text:p>
          </table:table-cell>
          <table:table-cell office:value-type="float" office:value="0.102639" calcext:value-type="float">
            <text:p>0.102639</text:p>
          </table:table-cell>
          <table:table-cell office:value-type="float" office:value="4.86315" calcext:value-type="float">
            <text:p>4.86315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F52]*5/1023" office:value-type="float" office:value="3.73900293255132" calcext:value-type="float">
            <text:p>3.73900293255132</text:p>
          </table:table-cell>
          <table:table-cell table:number-columns-repeated="2" office:value-type="float" office:value="0.00977517" calcext:value-type="float">
            <text:p>0.0097751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53]*5/1023" office:value-type="float" office:value="1.27077223851417" calcext:value-type="float">
            <text:p>1.27077223851417</text:p>
          </table:table-cell>
          <table:table-cell office:value-type="float" office:value="0.112414" calcext:value-type="float">
            <text:p>0.112414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F53]*5/1023" office:value-type="float" office:value="3.71456500488759" calcext:value-type="float">
            <text:p>3.71456500488759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0.0195503" calcext:value-type="float">
            <text:p>0.019550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54]*5/1023" office:value-type="float" office:value="1.29521016617791" calcext:value-type="float">
            <text:p>1.29521016617791</text:p>
          </table:table-cell>
          <table:table-cell office:value-type="float" office:value="0.117302" calcext:value-type="float">
            <text:p>0.117302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F54]*5/1023" office:value-type="float" office:value="3.69012707722385" calcext:value-type="float">
            <text:p>3.69012707722385</text:p>
          </table:table-cell>
          <table:table-cell table:number-columns-repeated="2" office:value-type="float" office:value="0.0146628" calcext:value-type="float">
            <text:p>0.014662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55]*5/1023" office:value-type="float" office:value="1.31964809384164" calcext:value-type="float">
            <text:p>1.31964809384164</text:p>
          </table:table-cell>
          <table:table-cell office:value-type="float" office:value="0.12219" calcext:value-type="float">
            <text:p>0.12219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F55]*5/1023" office:value-type="float" office:value="3.66568914956012" calcext:value-type="float">
            <text:p>3.66568914956012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0.0195503" calcext:value-type="float">
            <text:p>0.019550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56]*5/1023" office:value-type="float" office:value="1.34408602150538" calcext:value-type="float">
            <text:p>1.34408602150538</text:p>
          </table:table-cell>
          <table:table-cell office:value-type="float" office:value="0.131965" calcext:value-type="float">
            <text:p>0.131965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F56]*5/1023" office:value-type="float" office:value="3.64125122189638" calcext:value-type="float">
            <text:p>3.64125122189638</text:p>
          </table:table-cell>
          <table:table-cell table:number-columns-repeated="2" office:value-type="float" office:value="0.0244379" calcext:value-type="float">
            <text:p>0.02443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57]*5/1023" office:value-type="float" office:value="1.36852394916911" calcext:value-type="float">
            <text:p>1.36852394916911</text:p>
          </table:table-cell>
          <table:table-cell office:value-type="float" office:value="0.136852" calcext:value-type="float">
            <text:p>0.136852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F57]*5/1023" office:value-type="float" office:value="3.61681329423265" calcext:value-type="float">
            <text:p>3.61681329423265</text:p>
          </table:table-cell>
          <table:table-cell table:number-columns-repeated="2" office:value-type="float" office:value="0.0293255" calcext:value-type="float">
            <text:p>0.029325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58]*5/1023" office:value-type="float" office:value="1.39296187683284" calcext:value-type="float">
            <text:p>1.39296187683284</text:p>
          </table:table-cell>
          <table:table-cell office:value-type="float" office:value="0.146628" calcext:value-type="float">
            <text:p>0.146628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F58]*5/1023" office:value-type="float" office:value="3.59237536656891" calcext:value-type="float">
            <text:p>3.59237536656891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0.0439883" calcext:value-type="float">
            <text:p>0.043988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59]*5/1023" office:value-type="float" office:value="1.41739980449658" calcext:value-type="float">
            <text:p>1.41739980449658</text:p>
          </table:table-cell>
          <table:table-cell office:value-type="float" office:value="0.151515" calcext:value-type="float">
            <text:p>0.151515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F59]*5/1023" office:value-type="float" office:value="3.56793743890518" calcext:value-type="float">
            <text:p>3.56793743890518</text:p>
          </table:table-cell>
          <table:table-cell table:number-columns-repeated="2" office:value-type="float" office:value="0.0439883" calcext:value-type="float">
            <text:p>0.043988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60]*5/1023" office:value-type="float" office:value="1.44183773216031" calcext:value-type="float">
            <text:p>1.44183773216031</text:p>
          </table:table-cell>
          <table:table-cell office:value-type="float" office:value="0.16129" calcext:value-type="float">
            <text:p>0.16129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F60]*5/1023" office:value-type="float" office:value="3.54349951124145" calcext:value-type="float">
            <text:p>3.54349951124145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0.0488759" calcext:value-type="float">
            <text:p>0.04887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61]*5/1023" office:value-type="float" office:value="1.46627565982405" calcext:value-type="float">
            <text:p>1.46627565982405</text:p>
          </table:table-cell>
          <table:table-cell office:value-type="float" office:value="0.171065" calcext:value-type="float">
            <text:p>0.171065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F61]*5/1023" office:value-type="float" office:value="3.51906158357771" calcext:value-type="float">
            <text:p>3.51906158357771</text:p>
          </table:table-cell>
          <table:table-cell table:number-columns-repeated="2" office:value-type="float" office:value="0.058651" calcext:value-type="float">
            <text:p>0.05865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62]*5/1023" office:value-type="float" office:value="1.49071358748778" calcext:value-type="float">
            <text:p>1.49071358748778</text:p>
          </table:table-cell>
          <table:table-cell office:value-type="float" office:value="0.175953" calcext:value-type="float">
            <text:p>0.175953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F62]*5/1023" office:value-type="float" office:value="3.49462365591398" calcext:value-type="float">
            <text:p>3.49462365591398</text:p>
          </table:table-cell>
          <table:table-cell table:number-columns-repeated="2" office:value-type="float" office:value="0.0635386" calcext:value-type="float">
            <text:p>0.06353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63]*5/1023" office:value-type="float" office:value="1.51515151515152" calcext:value-type="float">
            <text:p>1.51515151515152</text:p>
          </table:table-cell>
          <table:table-cell office:value-type="float" office:value="0.185728" calcext:value-type="float">
            <text:p>0.185728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F63]*5/1023" office:value-type="float" office:value="3.47018572825024" calcext:value-type="float">
            <text:p>3.47018572825024</text:p>
          </table:table-cell>
          <table:table-cell office:value-type="float" office:value="0.0733138" calcext:value-type="float">
            <text:p>0.0733138</text:p>
          </table:table-cell>
          <table:table-cell office:value-type="float" office:value="0.0782014" calcext:value-type="float">
            <text:p>0.07820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64]*5/1023" office:value-type="float" office:value="1.53958944281525" calcext:value-type="float">
            <text:p>1.53958944281525</text:p>
          </table:table-cell>
          <table:table-cell office:value-type="float" office:value="0.190616" calcext:value-type="float">
            <text:p>0.190616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F64]*5/1023" office:value-type="float" office:value="3.44574780058651" calcext:value-type="float">
            <text:p>3.44574780058651</text:p>
          </table:table-cell>
          <table:table-cell office:value-type="float" office:value="0.0782014" calcext:value-type="float">
            <text:p>0.0782014</text:p>
          </table:table-cell>
          <table:table-cell office:value-type="float" office:value="0.083089" calcext:value-type="float">
            <text:p>0.08308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65]*5/1023" office:value-type="float" office:value="1.56402737047898" calcext:value-type="float">
            <text:p>1.56402737047898</text:p>
          </table:table-cell>
          <table:table-cell office:value-type="float" office:value="0.200391" calcext:value-type="float">
            <text:p>0.200391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F65]*5/1023" office:value-type="float" office:value="3.42130987292278" calcext:value-type="float">
            <text:p>3.42130987292278</text:p>
          </table:table-cell>
          <table:table-cell office:value-type="float" office:value="0.0928641" calcext:value-type="float">
            <text:p>0.0928641</text:p>
          </table:table-cell>
          <table:table-cell office:value-type="float" office:value="0.0879765" calcext:value-type="float">
            <text:p>0.087976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66]*5/1023" office:value-type="float" office:value="1.58846529814272" calcext:value-type="float">
            <text:p>1.58846529814272</text:p>
          </table:table-cell>
          <table:table-cell office:value-type="float" office:value="0.215054" calcext:value-type="float">
            <text:p>0.215054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F66]*5/1023" office:value-type="float" office:value="3.39687194525904" calcext:value-type="float">
            <text:p>3.39687194525904</text:p>
          </table:table-cell>
          <table:table-cell table:number-columns-repeated="2" office:value-type="float" office:value="0.0977517" calcext:value-type="float">
            <text:p>0.097751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67]*5/1023" office:value-type="float" office:value="1.61290322580645" calcext:value-type="float">
            <text:p>1.61290322580645</text:p>
          </table:table-cell>
          <table:table-cell office:value-type="float" office:value="0.219941" calcext:value-type="float">
            <text:p>0.219941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F67]*5/1023" office:value-type="float" office:value="3.37243401759531" calcext:value-type="float">
            <text:p>3.37243401759531</text:p>
          </table:table-cell>
          <table:table-cell table:number-columns-repeated="2" office:value-type="float" office:value="0.107527" calcext:value-type="float">
            <text:p>0.10752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68]*5/1023" office:value-type="float" office:value="1.63734115347019" calcext:value-type="float">
            <text:p>1.63734115347019</text:p>
          </table:table-cell>
          <table:table-cell office:value-type="float" office:value="0.224829" calcext:value-type="float">
            <text:p>0.224829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F68]*5/1023" office:value-type="float" office:value="3.34799608993157" calcext:value-type="float">
            <text:p>3.34799608993157</text:p>
          </table:table-cell>
          <table:table-cell table:number-columns-repeated="2" office:value-type="float" office:value="0.117302" calcext:value-type="float">
            <text:p>0.11730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69]*5/1023" office:value-type="float" office:value="1.66177908113392" calcext:value-type="float">
            <text:p>1.66177908113392</text:p>
          </table:table-cell>
          <table:table-cell office:value-type="float" office:value="0.234604" calcext:value-type="float">
            <text:p>0.234604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F69]*5/1023" office:value-type="float" office:value="3.32355816226784" calcext:value-type="float">
            <text:p>3.32355816226784</text:p>
          </table:table-cell>
          <table:table-cell table:number-columns-repeated="2" office:value-type="float" office:value="0.127077" calcext:value-type="float">
            <text:p>0.12707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70]*5/1023" office:value-type="float" office:value="1.68621700879765" calcext:value-type="float">
            <text:p>1.68621700879765</text:p>
          </table:table-cell>
          <table:table-cell office:value-type="float" office:value="0.244379" calcext:value-type="float">
            <text:p>0.244379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F70]*5/1023" office:value-type="float" office:value="3.29912023460411" calcext:value-type="float">
            <text:p>3.29912023460411</text:p>
          </table:table-cell>
          <table:table-cell table:number-columns-repeated="2" office:value-type="float" office:value="0.136852" calcext:value-type="float">
            <text:p>0.13685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71]*5/1023" office:value-type="float" office:value="1.71065493646139" calcext:value-type="float">
            <text:p>1.71065493646139</text:p>
          </table:table-cell>
          <table:table-cell office:value-type="float" office:value="0.254154" calcext:value-type="float">
            <text:p>0.254154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F71]*5/1023" office:value-type="float" office:value="3.27468230694037" calcext:value-type="float">
            <text:p>3.27468230694037</text:p>
          </table:table-cell>
          <table:table-cell office:value-type="float" office:value="0.151515" calcext:value-type="float">
            <text:p>0.151515</text:p>
          </table:table-cell>
          <table:table-cell office:value-type="float" office:value="0.146628" calcext:value-type="float">
            <text:p>0.14662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72]*5/1023" office:value-type="float" office:value="1.73509286412512" calcext:value-type="float">
            <text:p>1.73509286412512</text:p>
          </table:table-cell>
          <table:table-cell office:value-type="float" office:value="0.26393" calcext:value-type="float">
            <text:p>0.26393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F72]*5/1023" office:value-type="float" office:value="3.25024437927664" calcext:value-type="float">
            <text:p>3.25024437927664</text:p>
          </table:table-cell>
          <table:table-cell table:number-columns-repeated="2" office:value-type="float" office:value="0.16129" calcext:value-type="float">
            <text:p>0.1612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73]*5/1023" office:value-type="float" office:value="1.75953079178886" calcext:value-type="float">
            <text:p>1.75953079178886</text:p>
          </table:table-cell>
          <table:table-cell office:value-type="float" office:value="0.273705" calcext:value-type="float">
            <text:p>0.273705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F73]*5/1023" office:value-type="float" office:value="3.2258064516129" calcext:value-type="float">
            <text:p>3.2258064516129</text:p>
          </table:table-cell>
          <table:table-cell table:number-columns-repeated="2" office:value-type="float" office:value="0.171065" calcext:value-type="float">
            <text:p>0.17106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74]*5/1023" office:value-type="float" office:value="1.78396871945259" calcext:value-type="float">
            <text:p>1.78396871945259</text:p>
          </table:table-cell>
          <table:table-cell office:value-type="float" office:value="0.28348" calcext:value-type="float">
            <text:p>0.28348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F74]*5/1023" office:value-type="float" office:value="3.20136852394917" calcext:value-type="float">
            <text:p>3.20136852394917</text:p>
          </table:table-cell>
          <table:table-cell table:number-columns-repeated="2" office:value-type="float" office:value="0.180841" calcext:value-type="float">
            <text:p>0.18084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75]*5/1023" office:value-type="float" office:value="1.80840664711632" calcext:value-type="float">
            <text:p>1.80840664711632</text:p>
          </table:table-cell>
          <table:table-cell office:value-type="float" office:value="0.288368" calcext:value-type="float">
            <text:p>0.288368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F75]*5/1023" office:value-type="float" office:value="3.17693059628543" calcext:value-type="float">
            <text:p>3.17693059628543</text:p>
          </table:table-cell>
          <table:table-cell table:number-columns-repeated="2" office:value-type="float" office:value="0.195503" calcext:value-type="float">
            <text:p>0.19550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76]*5/1023" office:value-type="float" office:value="1.83284457478006" calcext:value-type="float">
            <text:p>1.83284457478006</text:p>
          </table:table-cell>
          <table:table-cell office:value-type="float" office:value="0.30303" calcext:value-type="float">
            <text:p>0.30303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F76]*5/1023" office:value-type="float" office:value="3.1524926686217" calcext:value-type="float">
            <text:p>3.1524926686217</text:p>
          </table:table-cell>
          <table:table-cell office:value-type="float" office:value="0.210166" calcext:value-type="float">
            <text:p>0.210166</text:p>
          </table:table-cell>
          <table:table-cell office:value-type="float" office:value="0.215054" calcext:value-type="float">
            <text:p>0.21505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77]*5/1023" office:value-type="float" office:value="1.85728250244379" calcext:value-type="float">
            <text:p>1.85728250244379</text:p>
          </table:table-cell>
          <table:table-cell office:value-type="float" office:value="0.307918" calcext:value-type="float">
            <text:p>0.307918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F77]*5/1023" office:value-type="float" office:value="3.12805474095797" calcext:value-type="float">
            <text:p>3.12805474095797</text:p>
          </table:table-cell>
          <table:table-cell table:number-columns-repeated="2" office:value-type="float" office:value="0.219941" calcext:value-type="float">
            <text:p>0.21994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78]*5/1023" office:value-type="float" office:value="1.88172043010753" calcext:value-type="float">
            <text:p>1.88172043010753</text:p>
          </table:table-cell>
          <table:table-cell office:value-type="float" office:value="0.317693" calcext:value-type="float">
            <text:p>0.317693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F78]*5/1023" office:value-type="float" office:value="3.10361681329423" calcext:value-type="float">
            <text:p>3.10361681329423</text:p>
          </table:table-cell>
          <table:table-cell office:value-type="float" office:value="0.239492" calcext:value-type="float">
            <text:p>0.239492</text:p>
          </table:table-cell>
          <table:table-cell office:value-type="float" office:value="0.229717" calcext:value-type="float">
            <text:p>0.22971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79]*5/1023" office:value-type="float" office:value="1.90615835777126" calcext:value-type="float">
            <text:p>1.90615835777126</text:p>
          </table:table-cell>
          <table:table-cell office:value-type="float" office:value="0.327468" calcext:value-type="float">
            <text:p>0.327468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F79]*5/1023" office:value-type="float" office:value="3.0791788856305" calcext:value-type="float">
            <text:p>3.0791788856305</text:p>
          </table:table-cell>
          <table:table-cell table:number-columns-repeated="2" office:value-type="float" office:value="0.244379" calcext:value-type="float">
            <text:p>0.24437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80]*5/1023" office:value-type="float" office:value="1.930596285435" calcext:value-type="float">
            <text:p>1.930596285435</text:p>
          </table:table-cell>
          <table:table-cell office:value-type="float" office:value="0.337243" calcext:value-type="float">
            <text:p>0.337243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F80]*5/1023" office:value-type="float" office:value="3.05474095796676" calcext:value-type="float">
            <text:p>3.05474095796676</text:p>
          </table:table-cell>
          <table:table-cell office:value-type="float" office:value="0.259042" calcext:value-type="float">
            <text:p>0.259042</text:p>
          </table:table-cell>
          <table:table-cell office:value-type="float" office:value="0.254154" calcext:value-type="float">
            <text:p>0.2541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81]*5/1023" office:value-type="float" office:value="1.95503421309873" calcext:value-type="float">
            <text:p>1.95503421309873</text:p>
          </table:table-cell>
          <table:table-cell office:value-type="float" office:value="0.347019" calcext:value-type="float">
            <text:p>0.347019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F81]*5/1023" office:value-type="float" office:value="3.03030303030303" calcext:value-type="float">
            <text:p>3.03030303030303</text:p>
          </table:table-cell>
          <table:table-cell office:value-type="float" office:value="0.268817" calcext:value-type="float">
            <text:p>0.268817</text:p>
          </table:table-cell>
          <table:table-cell office:value-type="float" office:value="0.278592" calcext:value-type="float">
            <text:p>0.27859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82]*5/1023" office:value-type="float" office:value="1.97947214076246" calcext:value-type="float">
            <text:p>1.97947214076246</text:p>
          </table:table-cell>
          <table:table-cell office:value-type="float" office:value="0.356794" calcext:value-type="float">
            <text:p>0.356794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F82]*5/1023" office:value-type="float" office:value="3.0058651026393" calcext:value-type="float">
            <text:p>3.0058651026393</text:p>
          </table:table-cell>
          <table:table-cell table:number-columns-repeated="2" office:value-type="float" office:value="0.28348" calcext:value-type="float">
            <text:p>0.2834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83]*5/1023" office:value-type="float" office:value="2.0039100684262" calcext:value-type="float">
            <text:p>2.0039100684262</text:p>
          </table:table-cell>
          <table:table-cell office:value-type="float" office:value="0.366569" calcext:value-type="float">
            <text:p>0.366569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F83]*5/1023" office:value-type="float" office:value="2.98142717497556" calcext:value-type="float">
            <text:p>2.98142717497556</text:p>
          </table:table-cell>
          <table:table-cell office:value-type="float" office:value="0.307918" calcext:value-type="float">
            <text:p>0.307918</text:p>
          </table:table-cell>
          <table:table-cell office:value-type="float" office:value="0.298143" calcext:value-type="float">
            <text:p>0.29814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84]*5/1023" office:value-type="float" office:value="2.02834799608993" calcext:value-type="float">
            <text:p>2.02834799608993</text:p>
          </table:table-cell>
          <table:table-cell office:value-type="float" office:value="0.376344" calcext:value-type="float">
            <text:p>0.376344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F84]*5/1023" office:value-type="float" office:value="2.95698924731183" calcext:value-type="float">
            <text:p>2.95698924731183</text:p>
          </table:table-cell>
          <table:table-cell table:number-columns-repeated="2" office:value-type="float" office:value="0.312805" calcext:value-type="float">
            <text:p>0.31280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85]*5/1023" office:value-type="float" office:value="2.05278592375367" calcext:value-type="float">
            <text:p>2.05278592375367</text:p>
          </table:table-cell>
          <table:table-cell office:value-type="float" office:value="0.386119" calcext:value-type="float">
            <text:p>0.386119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F85]*5/1023" office:value-type="float" office:value="2.93255131964809" calcext:value-type="float">
            <text:p>2.93255131964809</text:p>
          </table:table-cell>
          <table:table-cell table:number-columns-repeated="2" office:value-type="float" office:value="0.327468" calcext:value-type="float">
            <text:p>0.32746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86]*5/1023" office:value-type="float" office:value="2.0772238514174" calcext:value-type="float">
            <text:p>2.0772238514174</text:p>
          </table:table-cell>
          <table:table-cell office:value-type="float" office:value="0.395894" calcext:value-type="float">
            <text:p>0.395894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F86]*5/1023" office:value-type="float" office:value="2.90811339198436" calcext:value-type="float">
            <text:p>2.90811339198436</text:p>
          </table:table-cell>
          <table:table-cell office:value-type="float" office:value="0.342131" calcext:value-type="float">
            <text:p>0.342131</text:p>
          </table:table-cell>
          <table:table-cell office:value-type="float" office:value="0.347019" calcext:value-type="float">
            <text:p>0.34701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87]*5/1023" office:value-type="float" office:value="2.10166177908113" calcext:value-type="float">
            <text:p>2.10166177908113</text:p>
          </table:table-cell>
          <table:table-cell office:value-type="float" office:value="0.40567" calcext:value-type="float">
            <text:p>0.40567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F87]*5/1023" office:value-type="float" office:value="2.88367546432063" calcext:value-type="float">
            <text:p>2.88367546432063</text:p>
          </table:table-cell>
          <table:table-cell table:number-columns-repeated="2" office:value-type="float" office:value="0.356794" calcext:value-type="float">
            <text:p>0.35679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88]*5/1023" office:value-type="float" office:value="2.12609970674487" calcext:value-type="float">
            <text:p>2.12609970674487</text:p>
          </table:table-cell>
          <table:table-cell office:value-type="float" office:value="0.415445" calcext:value-type="float">
            <text:p>0.415445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F88]*5/1023" office:value-type="float" office:value="2.85923753665689" calcext:value-type="float">
            <text:p>2.85923753665689</text:p>
          </table:table-cell>
          <table:table-cell table:number-columns-repeated="2" office:value-type="float" office:value="0.371457" calcext:value-type="float">
            <text:p>0.37145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89]*5/1023" office:value-type="float" office:value="2.1505376344086" calcext:value-type="float">
            <text:p>2.1505376344086</text:p>
          </table:table-cell>
          <table:table-cell office:value-type="float" office:value="0.430108" calcext:value-type="float">
            <text:p>0.430108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F89]*5/1023" office:value-type="float" office:value="2.83479960899316" calcext:value-type="float">
            <text:p>2.83479960899316</text:p>
          </table:table-cell>
          <table:table-cell table:number-columns-repeated="2" office:value-type="float" office:value="0.386119" calcext:value-type="float">
            <text:p>0.38611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90]*5/1023" office:value-type="float" office:value="2.17497556207234" calcext:value-type="float">
            <text:p>2.17497556207234</text:p>
          </table:table-cell>
          <table:table-cell office:value-type="float" office:value="0.434995" calcext:value-type="float">
            <text:p>0.434995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F90]*5/1023" office:value-type="float" office:value="2.81036168132942" calcext:value-type="float">
            <text:p>2.81036168132942</text:p>
          </table:table-cell>
          <table:table-cell office:value-type="float" office:value="0.40567" calcext:value-type="float">
            <text:p>0.40567</text:p>
          </table:table-cell>
          <table:table-cell office:value-type="float" office:value="0.400782" calcext:value-type="float">
            <text:p>0.40078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91]*5/1023" office:value-type="float" office:value="2.19941348973607" calcext:value-type="float">
            <text:p>2.19941348973607</text:p>
          </table:table-cell>
          <table:table-cell office:value-type="float" office:value="0.449658" calcext:value-type="float">
            <text:p>0.449658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F91]*5/1023" office:value-type="float" office:value="2.78592375366569" calcext:value-type="float">
            <text:p>2.78592375366569</text:p>
          </table:table-cell>
          <table:table-cell table:number-columns-repeated="2" office:value-type="float" office:value="0.420332" calcext:value-type="float">
            <text:p>0.42033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92]*5/1023" office:value-type="float" office:value="2.2238514173998" calcext:value-type="float">
            <text:p>2.2238514173998</text:p>
          </table:table-cell>
          <table:table-cell office:value-type="float" office:value="0.459433" calcext:value-type="float">
            <text:p>0.459433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F92]*5/1023" office:value-type="float" office:value="2.76148582600196" calcext:value-type="float">
            <text:p>2.76148582600196</text:p>
          </table:table-cell>
          <table:table-cell table:number-columns-repeated="2" office:value-type="float" office:value="0.434995" calcext:value-type="float">
            <text:p>0.43499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93]*5/1023" office:value-type="float" office:value="2.24828934506354" calcext:value-type="float">
            <text:p>2.24828934506354</text:p>
          </table:table-cell>
          <table:table-cell office:value-type="float" office:value="0.469208" calcext:value-type="float">
            <text:p>0.469208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F93]*5/1023" office:value-type="float" office:value="2.73704789833822" calcext:value-type="float">
            <text:p>2.73704789833822</text:p>
          </table:table-cell>
          <table:table-cell table:number-columns-repeated="2" office:value-type="float" office:value="0.449658" calcext:value-type="float">
            <text:p>0.44965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94]*5/1023" office:value-type="float" office:value="2.27272727272727" calcext:value-type="float">
            <text:p>2.27272727272727</text:p>
          </table:table-cell>
          <table:table-cell office:value-type="float" office:value="0.478983" calcext:value-type="float">
            <text:p>0.478983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F94]*5/1023" office:value-type="float" office:value="2.71260997067449" calcext:value-type="float">
            <text:p>2.71260997067449</text:p>
          </table:table-cell>
          <table:table-cell office:value-type="float" office:value="0.469208" calcext:value-type="float">
            <text:p>0.469208</text:p>
          </table:table-cell>
          <table:table-cell office:value-type="float" office:value="0.464321" calcext:value-type="float">
            <text:p>0.46432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95]*5/1023" office:value-type="float" office:value="2.29716520039101" calcext:value-type="float">
            <text:p>2.29716520039101</text:p>
          </table:table-cell>
          <table:table-cell office:value-type="float" office:value="0.488759" calcext:value-type="float">
            <text:p>0.488759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F95]*5/1023" office:value-type="float" office:value="2.68817204301075" calcext:value-type="float">
            <text:p>2.68817204301075</text:p>
          </table:table-cell>
          <table:table-cell table:number-columns-repeated="2" office:value-type="float" office:value="0.483871" calcext:value-type="float">
            <text:p>0.48387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96]*5/1023" office:value-type="float" office:value="2.32160312805474" calcext:value-type="float">
            <text:p>2.32160312805474</text:p>
          </table:table-cell>
          <table:table-cell office:value-type="float" office:value="0.498534" calcext:value-type="float">
            <text:p>0.498534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F96]*5/1023" office:value-type="float" office:value="2.66373411534702" calcext:value-type="float">
            <text:p>2.66373411534702</text:p>
          </table:table-cell>
          <table:table-cell table:number-columns-repeated="2" office:value-type="float" office:value="0.503421" calcext:value-type="float">
            <text:p>0.5034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97]*5/1023" office:value-type="float" office:value="2.34604105571848" calcext:value-type="float">
            <text:p>2.34604105571848</text:p>
          </table:table-cell>
          <table:table-cell office:value-type="float" office:value="0.508309" calcext:value-type="float">
            <text:p>0.508309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F97]*5/1023" office:value-type="float" office:value="2.63929618768328" calcext:value-type="float">
            <text:p>2.63929618768328</text:p>
          </table:table-cell>
          <table:table-cell table:number-columns-repeated="2" office:value-type="float" office:value="0.522972" calcext:value-type="float">
            <text:p>0.52297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98]*5/1023" office:value-type="float" office:value="2.37047898338221" calcext:value-type="float">
            <text:p>2.37047898338221</text:p>
          </table:table-cell>
          <table:table-cell office:value-type="float" office:value="0.518084" calcext:value-type="float">
            <text:p>0.518084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F98]*5/1023" office:value-type="float" office:value="2.61485826001955" calcext:value-type="float">
            <text:p>2.61485826001955</text:p>
          </table:table-cell>
          <table:table-cell table:number-columns-repeated="2" office:value-type="float" office:value="0.54741" calcext:value-type="float">
            <text:p>0.5474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99]*5/1023" office:value-type="float" office:value="2.39491691104594" calcext:value-type="float">
            <text:p>2.39491691104594</text:p>
          </table:table-cell>
          <table:table-cell office:value-type="float" office:value="0.532747" calcext:value-type="float">
            <text:p>0.532747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F99]*5/1023" office:value-type="float" office:value="2.59042033235582" calcext:value-type="float">
            <text:p>2.59042033235582</text:p>
          </table:table-cell>
          <table:table-cell office:value-type="float" office:value="0.723363" calcext:value-type="float">
            <text:p>0.723363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100]*5/1023" office:value-type="float" office:value="2.41935483870968" calcext:value-type="float">
            <text:p>2.41935483870968</text:p>
          </table:table-cell>
          <table:table-cell office:value-type="float" office:value="0.542522" calcext:value-type="float">
            <text:p>0.542522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F100]*5/1023" office:value-type="float" office:value="2.56598240469208" calcext:value-type="float">
            <text:p>2.56598240469208</text:p>
          </table:table-cell>
          <table:table-cell office:value-type="float" office:value="0.68915" calcext:value-type="float">
            <text:p>0.68915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101]*5/1023" office:value-type="float" office:value="2.44379276637341" calcext:value-type="float">
            <text:p>2.44379276637341</text:p>
          </table:table-cell>
          <table:table-cell office:value-type="float" office:value="0.552297" calcext:value-type="float">
            <text:p>0.552297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F101]*5/1023" office:value-type="float" office:value="2.54154447702835" calcext:value-type="float">
            <text:p>2.54154447702835</text:p>
          </table:table-cell>
          <table:table-cell office:value-type="float" office:value="0.698925" calcext:value-type="float">
            <text:p>0.698925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102]*5/1023" office:value-type="float" office:value="2.46823069403715" calcext:value-type="float">
            <text:p>2.46823069403715</text:p>
          </table:table-cell>
          <table:table-cell office:value-type="float" office:value="0.562072" calcext:value-type="float">
            <text:p>0.562072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F102]*5/1023" office:value-type="float" office:value="2.51710654936461" calcext:value-type="float">
            <text:p>2.51710654936461</text:p>
          </table:table-cell>
          <table:table-cell office:value-type="float" office:value="0.645161" calcext:value-type="float">
            <text:p>0.645161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103]*5/1023" office:value-type="float" office:value="2.49266862170088" calcext:value-type="float">
            <text:p>2.49266862170088</text:p>
          </table:table-cell>
          <table:table-cell office:value-type="float" office:value="0.571848" calcext:value-type="float">
            <text:p>0.571848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F103]*5/1023" office:value-type="float" office:value="2.49266862170088" calcext:value-type="float">
            <text:p>2.49266862170088</text:p>
          </table:table-cell>
          <table:table-cell office:value-type="float" office:value="0.635386" calcext:value-type="float">
            <text:p>0.635386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104]*5/1023" office:value-type="float" office:value="2.51710654936461" calcext:value-type="float">
            <text:p>2.51710654936461</text:p>
          </table:table-cell>
          <table:table-cell office:value-type="float" office:value="0.58651" calcext:value-type="float">
            <text:p>0.58651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F104]*5/1023" office:value-type="float" office:value="2.46823069403715" calcext:value-type="float">
            <text:p>2.46823069403715</text:p>
          </table:table-cell>
          <table:table-cell office:value-type="float" office:value="0.615836" calcext:value-type="float">
            <text:p>0.615836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105]*5/1023" office:value-type="float" office:value="2.54154447702835" calcext:value-type="float">
            <text:p>2.54154447702835</text:p>
          </table:table-cell>
          <table:table-cell office:value-type="float" office:value="0.606061" calcext:value-type="float">
            <text:p>0.606061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F105]*5/1023" office:value-type="float" office:value="2.44379276637341" calcext:value-type="float">
            <text:p>2.44379276637341</text:p>
          </table:table-cell>
          <table:table-cell office:value-type="float" office:value="0.591398" calcext:value-type="float">
            <text:p>0.591398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106]*5/1023" office:value-type="float" office:value="2.56598240469208" calcext:value-type="float">
            <text:p>2.56598240469208</text:p>
          </table:table-cell>
          <table:table-cell office:value-type="float" office:value="0.635386" calcext:value-type="float">
            <text:p>0.635386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F106]*5/1023" office:value-type="float" office:value="2.41935483870968" calcext:value-type="float">
            <text:p>2.41935483870968</text:p>
          </table:table-cell>
          <table:table-cell office:value-type="float" office:value="0.601173" calcext:value-type="float">
            <text:p>0.601173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107]*5/1023" office:value-type="float" office:value="2.59042033235582" calcext:value-type="float">
            <text:p>2.59042033235582</text:p>
          </table:table-cell>
          <table:table-cell office:value-type="float" office:value="0.664712" calcext:value-type="float">
            <text:p>0.664712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F107]*5/1023" office:value-type="float" office:value="2.39491691104594" calcext:value-type="float">
            <text:p>2.39491691104594</text:p>
          </table:table-cell>
          <table:table-cell office:value-type="float" office:value="0.56696" calcext:value-type="float">
            <text:p>0.56696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108]*5/1023" office:value-type="float" office:value="2.61485826001955" calcext:value-type="float">
            <text:p>2.61485826001955</text:p>
          </table:table-cell>
          <table:table-cell office:value-type="float" office:value="0.703812" calcext:value-type="float">
            <text:p>0.703812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F108]*5/1023" office:value-type="float" office:value="2.37047898338221" calcext:value-type="float">
            <text:p>2.37047898338221</text:p>
          </table:table-cell>
          <table:table-cell office:value-type="float" office:value="0.552297" calcext:value-type="float">
            <text:p>0.552297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109]*5/1023" office:value-type="float" office:value="2.63929618768328" calcext:value-type="float">
            <text:p>2.63929618768328</text:p>
          </table:table-cell>
          <table:table-cell office:value-type="float" office:value="0.747801" calcext:value-type="float">
            <text:p>0.747801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F109]*5/1023" office:value-type="float" office:value="2.34604105571848" calcext:value-type="float">
            <text:p>2.34604105571848</text:p>
          </table:table-cell>
          <table:table-cell office:value-type="float" office:value="0.537634" calcext:value-type="float">
            <text:p>0.537634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110]*5/1023" office:value-type="float" office:value="2.66373411534702" calcext:value-type="float">
            <text:p>2.66373411534702</text:p>
          </table:table-cell>
          <table:table-cell office:value-type="float" office:value="0.791789" calcext:value-type="float">
            <text:p>0.791789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F110]*5/1023" office:value-type="float" office:value="2.32160312805474" calcext:value-type="float">
            <text:p>2.32160312805474</text:p>
          </table:table-cell>
          <table:table-cell office:value-type="float" office:value="0.513196" calcext:value-type="float">
            <text:p>0.513196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111]*5/1023" office:value-type="float" office:value="2.68817204301075" calcext:value-type="float">
            <text:p>2.68817204301075</text:p>
          </table:table-cell>
          <table:table-cell office:value-type="float" office:value="0.83089" calcext:value-type="float">
            <text:p>0.83089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F111]*5/1023" office:value-type="float" office:value="2.29716520039101" calcext:value-type="float">
            <text:p>2.29716520039101</text:p>
          </table:table-cell>
          <table:table-cell office:value-type="float" office:value="0.518084" calcext:value-type="float">
            <text:p>0.518084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112]*5/1023" office:value-type="float" office:value="2.71260997067449" calcext:value-type="float">
            <text:p>2.71260997067449</text:p>
          </table:table-cell>
          <table:table-cell office:value-type="float" office:value="0.879765" calcext:value-type="float">
            <text:p>0.879765</text:p>
          </table:table-cell>
          <table:table-cell office:value-type="float" office:value="4.85337" calcext:value-type="float">
            <text:p>4.85337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F112]*5/1023" office:value-type="float" office:value="2.27272727272727" calcext:value-type="float">
            <text:p>2.27272727272727</text:p>
          </table:table-cell>
          <table:table-cell office:value-type="float" office:value="0.493646" calcext:value-type="float">
            <text:p>0.493646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113]*5/1023" office:value-type="float" office:value="2.73704789833822" calcext:value-type="float">
            <text:p>2.73704789833822</text:p>
          </table:table-cell>
          <table:table-cell office:value-type="float" office:value="0.918866" calcext:value-type="float">
            <text:p>0.918866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F113]*5/1023" office:value-type="float" office:value="2.24828934506354" calcext:value-type="float">
            <text:p>2.24828934506354</text:p>
          </table:table-cell>
          <table:table-cell office:value-type="float" office:value="0.483871" calcext:value-type="float">
            <text:p>0.483871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114]*5/1023" office:value-type="float" office:value="2.76148582600196" calcext:value-type="float">
            <text:p>2.76148582600196</text:p>
          </table:table-cell>
          <table:table-cell office:value-type="float" office:value="0.97263" calcext:value-type="float">
            <text:p>0.97263</text:p>
          </table:table-cell>
          <table:table-cell office:value-type="float" office:value="4.85337" calcext:value-type="float">
            <text:p>4.85337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F114]*5/1023" office:value-type="float" office:value="2.2238514173998" calcext:value-type="float">
            <text:p>2.2238514173998</text:p>
          </table:table-cell>
          <table:table-cell office:value-type="float" office:value="0.474096" calcext:value-type="float">
            <text:p>0.474096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115]*5/1023" office:value-type="float" office:value="2.78592375366569" calcext:value-type="float">
            <text:p>2.78592375366569</text:p>
          </table:table-cell>
          <table:table-cell office:value-type="float" office:value="1.02639" calcext:value-type="float">
            <text:p>1.02639</text:p>
          </table:table-cell>
          <table:table-cell office:value-type="float" office:value="4.85826" calcext:value-type="float">
            <text:p>4.85826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F115]*5/1023" office:value-type="float" office:value="2.19941348973607" calcext:value-type="float">
            <text:p>2.19941348973607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116]*5/1023" office:value-type="float" office:value="2.81036168132942" calcext:value-type="float">
            <text:p>2.81036168132942</text:p>
          </table:table-cell>
          <table:table-cell office:value-type="float" office:value="1.09971" calcext:value-type="float">
            <text:p>1.09971</text:p>
          </table:table-cell>
          <table:table-cell office:value-type="float" office:value="4.85337" calcext:value-type="float">
            <text:p>4.85337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F116]*5/1023" office:value-type="float" office:value="2.17497556207234" calcext:value-type="float">
            <text:p>2.17497556207234</text:p>
          </table:table-cell>
          <table:table-cell office:value-type="float" office:value="0.44477" calcext:value-type="float">
            <text:p>0.44477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117]*5/1023" office:value-type="float" office:value="2.83479960899316" calcext:value-type="float">
            <text:p>2.83479960899316</text:p>
          </table:table-cell>
          <table:table-cell office:value-type="float" office:value="1.10948" calcext:value-type="float">
            <text:p>1.10948</text:p>
          </table:table-cell>
          <table:table-cell office:value-type="float" office:value="4.85337" calcext:value-type="float">
            <text:p>4.85337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F117]*5/1023" office:value-type="float" office:value="2.1505376344086" calcext:value-type="float">
            <text:p>2.1505376344086</text:p>
          </table:table-cell>
          <table:table-cell office:value-type="float" office:value="0.434995" calcext:value-type="float">
            <text:p>0.434995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118]*5/1023" office:value-type="float" office:value="2.85923753665689" calcext:value-type="float">
            <text:p>2.85923753665689</text:p>
          </table:table-cell>
          <table:table-cell office:value-type="float" office:value="1.15836" calcext:value-type="float">
            <text:p>1.15836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F118]*5/1023" office:value-type="float" office:value="2.12609970674487" calcext:value-type="float">
            <text:p>2.12609970674487</text:p>
          </table:table-cell>
          <table:table-cell office:value-type="float" office:value="0.42522" calcext:value-type="float">
            <text:p>0.42522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119]*5/1023" office:value-type="float" office:value="2.88367546432063" calcext:value-type="float">
            <text:p>2.88367546432063</text:p>
          </table:table-cell>
          <table:table-cell office:value-type="float" office:value="1.19746" calcext:value-type="float">
            <text:p>1.19746</text:p>
          </table:table-cell>
          <table:table-cell office:value-type="float" office:value="2.52688" calcext:value-type="float">
            <text:p>2.52688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F119]*5/1023" office:value-type="float" office:value="2.10166177908113" calcext:value-type="float">
            <text:p>2.10166177908113</text:p>
          </table:table-cell>
          <table:table-cell office:value-type="float" office:value="0.415445" calcext:value-type="float">
            <text:p>0.415445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120]*5/1023" office:value-type="float" office:value="2.90811339198436" calcext:value-type="float">
            <text:p>2.90811339198436</text:p>
          </table:table-cell>
          <table:table-cell office:value-type="float" office:value="1.2219" calcext:value-type="float">
            <text:p>1.2219</text:p>
          </table:table-cell>
          <table:table-cell office:value-type="float" office:value="2.6002" calcext:value-type="float">
            <text:p>2.6002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F120]*5/1023" office:value-type="float" office:value="2.0772238514174" calcext:value-type="float">
            <text:p>2.0772238514174</text:p>
          </table:table-cell>
          <table:table-cell office:value-type="float" office:value="0.400782" calcext:value-type="float">
            <text:p>0.400782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121]*5/1023" office:value-type="float" office:value="2.93255131964809" calcext:value-type="float">
            <text:p>2.93255131964809</text:p>
          </table:table-cell>
          <table:table-cell office:value-type="float" office:value="1.24145" calcext:value-type="float">
            <text:p>1.24145</text:p>
          </table:table-cell>
          <table:table-cell office:value-type="float" office:value="2.60997" calcext:value-type="float">
            <text:p>2.60997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F121]*5/1023" office:value-type="float" office:value="2.05278592375367" calcext:value-type="float">
            <text:p>2.05278592375367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122]*5/1023" office:value-type="float" office:value="2.95698924731183" calcext:value-type="float">
            <text:p>2.95698924731183</text:p>
          </table:table-cell>
          <table:table-cell office:value-type="float" office:value="1.3001" calcext:value-type="float">
            <text:p>1.3001</text:p>
          </table:table-cell>
          <table:table-cell office:value-type="float" office:value="2.61975" calcext:value-type="float">
            <text:p>2.61975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F122]*5/1023" office:value-type="float" office:value="2.02834799608993" calcext:value-type="float">
            <text:p>2.02834799608993</text:p>
          </table:table-cell>
          <table:table-cell office:value-type="float" office:value="0.381232" calcext:value-type="float">
            <text:p>0.381232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123]*5/1023" office:value-type="float" office:value="2.98142717497556" calcext:value-type="float">
            <text:p>2.98142717497556</text:p>
          </table:table-cell>
          <table:table-cell office:value-type="float" office:value="1.30987" calcext:value-type="float">
            <text:p>1.30987</text:p>
          </table:table-cell>
          <table:table-cell office:value-type="float" office:value="2.42424" calcext:value-type="float">
            <text:p>2.42424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F123]*5/1023" office:value-type="float" office:value="2.0039100684262" calcext:value-type="float">
            <text:p>2.0039100684262</text:p>
          </table:table-cell>
          <table:table-cell office:value-type="float" office:value="0.371457" calcext:value-type="float">
            <text:p>0.371457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124]*5/1023" office:value-type="float" office:value="3.0058651026393" calcext:value-type="float">
            <text:p>3.0058651026393</text:p>
          </table:table-cell>
          <table:table-cell office:value-type="float" office:value="1.32942" calcext:value-type="float">
            <text:p>1.32942</text:p>
          </table:table-cell>
          <table:table-cell office:value-type="float" office:value="2.44379" calcext:value-type="float">
            <text:p>2.4437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F124]*5/1023" office:value-type="float" office:value="1.97947214076246" calcext:value-type="float">
            <text:p>1.97947214076246</text:p>
          </table:table-cell>
          <table:table-cell office:value-type="float" office:value="0.366569" calcext:value-type="float">
            <text:p>0.366569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125]*5/1023" office:value-type="float" office:value="3.03030303030303" calcext:value-type="float">
            <text:p>3.03030303030303</text:p>
          </table:table-cell>
          <table:table-cell office:value-type="float" office:value="1.36852" calcext:value-type="float">
            <text:p>1.36852</text:p>
          </table:table-cell>
          <table:table-cell office:value-type="float" office:value="2.48778" calcext:value-type="float">
            <text:p>2.48778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F125]*5/1023" office:value-type="float" office:value="1.95503421309873" calcext:value-type="float">
            <text:p>1.95503421309873</text:p>
          </table:table-cell>
          <table:table-cell office:value-type="float" office:value="0.351906" calcext:value-type="float">
            <text:p>0.351906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126]*5/1023" office:value-type="float" office:value="3.05474095796676" calcext:value-type="float">
            <text:p>3.05474095796676</text:p>
          </table:table-cell>
          <table:table-cell office:value-type="float" office:value="1.3783" calcext:value-type="float">
            <text:p>1.3783</text:p>
          </table:table-cell>
          <table:table-cell office:value-type="float" office:value="2.57087" calcext:value-type="float">
            <text:p>2.57087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F126]*5/1023" office:value-type="float" office:value="1.930596285435" calcext:value-type="float">
            <text:p>1.930596285435</text:p>
          </table:table-cell>
          <table:table-cell office:value-type="float" office:value="0.342131" calcext:value-type="float">
            <text:p>0.342131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127]*5/1023" office:value-type="float" office:value="3.0791788856305" calcext:value-type="float">
            <text:p>3.0791788856305</text:p>
          </table:table-cell>
          <table:table-cell office:value-type="float" office:value="1.44184" calcext:value-type="float">
            <text:p>1.44184</text:p>
          </table:table-cell>
          <table:table-cell office:value-type="float" office:value="2.49267" calcext:value-type="float">
            <text:p>2.49267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F127]*5/1023" office:value-type="float" office:value="1.90615835777126" calcext:value-type="float">
            <text:p>1.90615835777126</text:p>
          </table:table-cell>
          <table:table-cell office:value-type="float" office:value="0.337243" calcext:value-type="float">
            <text:p>0.337243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128]*5/1023" office:value-type="float" office:value="3.10361681329423" calcext:value-type="float">
            <text:p>3.10361681329423</text:p>
          </table:table-cell>
          <table:table-cell office:value-type="float" office:value="1.49071" calcext:value-type="float">
            <text:p>1.49071</text:p>
          </table:table-cell>
          <table:table-cell office:value-type="float" office:value="2.49756" calcext:value-type="float">
            <text:p>2.49756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F128]*5/1023" office:value-type="float" office:value="1.88172043010753" calcext:value-type="float">
            <text:p>1.88172043010753</text:p>
          </table:table-cell>
          <table:table-cell office:value-type="float" office:value="0.322581" calcext:value-type="float">
            <text:p>0.322581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129]*5/1023" office:value-type="float" office:value="3.12805474095797" calcext:value-type="float">
            <text:p>3.12805474095797</text:p>
          </table:table-cell>
          <table:table-cell office:value-type="float" office:value="0.635386" calcext:value-type="float">
            <text:p>0.635386</text:p>
          </table:table-cell>
          <table:table-cell office:value-type="float" office:value="0.518084" calcext:value-type="float">
            <text:p>0.518084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F129]*5/1023" office:value-type="float" office:value="1.85728250244379" calcext:value-type="float">
            <text:p>1.85728250244379</text:p>
          </table:table-cell>
          <table:table-cell office:value-type="float" office:value="0.317693" calcext:value-type="float">
            <text:p>0.317693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130]*5/1023" office:value-type="float" office:value="3.1524926686217" calcext:value-type="float">
            <text:p>3.1524926686217</text:p>
          </table:table-cell>
          <table:table-cell office:value-type="float" office:value="0.659824" calcext:value-type="float">
            <text:p>0.659824</text:p>
          </table:table-cell>
          <table:table-cell office:value-type="float" office:value="0.581623" calcext:value-type="float">
            <text:p>0.581623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F130]*5/1023" office:value-type="float" office:value="1.83284457478006" calcext:value-type="float">
            <text:p>1.83284457478006</text:p>
          </table:table-cell>
          <table:table-cell office:value-type="float" office:value="0.307918" calcext:value-type="float">
            <text:p>0.307918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131]*5/1023" office:value-type="float" office:value="3.17693059628543" calcext:value-type="float">
            <text:p>3.17693059628543</text:p>
          </table:table-cell>
          <table:table-cell office:value-type="float" office:value="0.44477" calcext:value-type="float">
            <text:p>0.44477</text:p>
          </table:table-cell>
          <table:table-cell office:value-type="float" office:value="0.522972" calcext:value-type="float">
            <text:p>0.522972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F131]*5/1023" office:value-type="float" office:value="1.80840664711632" calcext:value-type="float">
            <text:p>1.80840664711632</text:p>
          </table:table-cell>
          <table:table-cell office:value-type="float" office:value="0.298143" calcext:value-type="float">
            <text:p>0.298143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132]*5/1023" office:value-type="float" office:value="3.20136852394917" calcext:value-type="float">
            <text:p>3.20136852394917</text:p>
          </table:table-cell>
          <table:table-cell office:value-type="float" office:value="0.508309" calcext:value-type="float">
            <text:p>0.508309</text:p>
          </table:table-cell>
          <table:table-cell office:value-type="float" office:value="0.478983" calcext:value-type="float">
            <text:p>0.47898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F132]*5/1023" office:value-type="float" office:value="1.78396871945259" calcext:value-type="float">
            <text:p>1.78396871945259</text:p>
          </table:table-cell>
          <table:table-cell office:value-type="float" office:value="0.288368" calcext:value-type="float">
            <text:p>0.288368</text:p>
          </table:table-cell>
          <table:table-cell office:value-type="float" office:value="4.86315" calcext:value-type="float">
            <text:p>4.8631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133]*5/1023" office:value-type="float" office:value="3.2258064516129" calcext:value-type="float">
            <text:p>3.2258064516129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532747" calcext:value-type="float">
            <text:p>0.532747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F133]*5/1023" office:value-type="float" office:value="1.75953079178886" calcext:value-type="float">
            <text:p>1.75953079178886</text:p>
          </table:table-cell>
          <table:table-cell office:value-type="float" office:value="0.278592" calcext:value-type="float">
            <text:p>0.278592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134]*5/1023" office:value-type="float" office:value="3.25024437927664" calcext:value-type="float">
            <text:p>3.25024437927664</text:p>
          </table:table-cell>
          <table:table-cell office:value-type="float" office:value="0.40567" calcext:value-type="float">
            <text:p>0.40567</text:p>
          </table:table-cell>
          <table:table-cell office:value-type="float" office:value="0.312805" calcext:value-type="float">
            <text:p>0.312805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F134]*5/1023" office:value-type="float" office:value="1.73509286412512" calcext:value-type="float">
            <text:p>1.73509286412512</text:p>
          </table:table-cell>
          <table:table-cell office:value-type="float" office:value="0.268817" calcext:value-type="float">
            <text:p>0.268817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135]*5/1023" office:value-type="float" office:value="3.27468230694037" calcext:value-type="float">
            <text:p>3.27468230694037</text:p>
          </table:table-cell>
          <table:table-cell office:value-type="float" office:value="0.459433" calcext:value-type="float">
            <text:p>0.459433</text:p>
          </table:table-cell>
          <table:table-cell office:value-type="float" office:value="0.376344" calcext:value-type="float">
            <text:p>0.376344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F135]*5/1023" office:value-type="float" office:value="1.71065493646139" calcext:value-type="float">
            <text:p>1.71065493646139</text:p>
          </table:table-cell>
          <table:table-cell office:value-type="float" office:value="0.259042" calcext:value-type="float">
            <text:p>0.259042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136]*5/1023" office:value-type="float" office:value="3.29912023460411" calcext:value-type="float">
            <text:p>3.29912023460411</text:p>
          </table:table-cell>
          <table:table-cell office:value-type="float" office:value="0.26393" calcext:value-type="float">
            <text:p>0.26393</text:p>
          </table:table-cell>
          <table:table-cell office:value-type="float" office:value="0.332356" calcext:value-type="float">
            <text:p>0.332356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F136]*5/1023" office:value-type="float" office:value="1.68621700879765" calcext:value-type="float">
            <text:p>1.68621700879765</text:p>
          </table:table-cell>
          <table:table-cell office:value-type="float" office:value="0.249267" calcext:value-type="float">
            <text:p>0.249267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137]*5/1023" office:value-type="float" office:value="3.32355816226784" calcext:value-type="float">
            <text:p>3.32355816226784</text:p>
          </table:table-cell>
          <table:table-cell office:value-type="float" office:value="0.317693" calcext:value-type="float">
            <text:p>0.317693</text:p>
          </table:table-cell>
          <table:table-cell office:value-type="float" office:value="0.28348" calcext:value-type="float">
            <text:p>0.2834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F137]*5/1023" office:value-type="float" office:value="1.66177908113392" calcext:value-type="float">
            <text:p>1.66177908113392</text:p>
          </table:table-cell>
          <table:table-cell office:value-type="float" office:value="0.239492" calcext:value-type="float">
            <text:p>0.239492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138]*5/1023" office:value-type="float" office:value="3.34799608993157" calcext:value-type="float">
            <text:p>3.34799608993157</text:p>
          </table:table-cell>
          <table:table-cell office:value-type="float" office:value="0.273705" calcext:value-type="float">
            <text:p>0.273705</text:p>
          </table:table-cell>
          <table:table-cell office:value-type="float" office:value="0.376344" calcext:value-type="float">
            <text:p>0.376344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F138]*5/1023" office:value-type="float" office:value="1.63734115347019" calcext:value-type="float">
            <text:p>1.63734115347019</text:p>
          </table:table-cell>
          <table:table-cell office:value-type="float" office:value="0.229717" calcext:value-type="float">
            <text:p>0.229717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139]*5/1023" office:value-type="float" office:value="3.37243401759531" calcext:value-type="float">
            <text:p>3.37243401759531</text:p>
          </table:table-cell>
          <table:table-cell office:value-type="float" office:value="0.224829" calcext:value-type="float">
            <text:p>0.224829</text:p>
          </table:table-cell>
          <table:table-cell office:value-type="float" office:value="0.195503" calcext:value-type="float">
            <text:p>0.195503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F139]*5/1023" office:value-type="float" office:value="1.61290322580645" calcext:value-type="float">
            <text:p>1.61290322580645</text:p>
          </table:table-cell>
          <table:table-cell office:value-type="float" office:value="0.224829" calcext:value-type="float">
            <text:p>0.224829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140]*5/1023" office:value-type="float" office:value="3.39687194525904" calcext:value-type="float">
            <text:p>3.39687194525904</text:p>
          </table:table-cell>
          <table:table-cell office:value-type="float" office:value="0.322581" calcext:value-type="float">
            <text:p>0.322581</text:p>
          </table:table-cell>
          <table:table-cell office:value-type="float" office:value="0.215054" calcext:value-type="float">
            <text:p>0.215054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F140]*5/1023" office:value-type="float" office:value="1.58846529814272" calcext:value-type="float">
            <text:p>1.58846529814272</text:p>
          </table:table-cell>
          <table:table-cell office:value-type="float" office:value="0.215054" calcext:value-type="float">
            <text:p>0.215054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141]*5/1023" office:value-type="float" office:value="3.42130987292278" calcext:value-type="float">
            <text:p>3.42130987292278</text:p>
          </table:table-cell>
          <table:table-cell office:value-type="float" office:value="0.166178" calcext:value-type="float">
            <text:p>0.166178</text:p>
          </table:table-cell>
          <table:table-cell office:value-type="float" office:value="0.185728" calcext:value-type="float">
            <text:p>0.185728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F141]*5/1023" office:value-type="float" office:value="1.56402737047898" calcext:value-type="float">
            <text:p>1.56402737047898</text:p>
          </table:table-cell>
          <table:table-cell office:value-type="float" office:value="0.205279" calcext:value-type="float">
            <text:p>0.205279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142]*5/1023" office:value-type="float" office:value="3.44574780058651" calcext:value-type="float">
            <text:p>3.44574780058651</text:p>
          </table:table-cell>
          <table:table-cell office:value-type="float" office:value="0.166178" calcext:value-type="float">
            <text:p>0.166178</text:p>
          </table:table-cell>
          <table:table-cell office:value-type="float" office:value="0.131965" calcext:value-type="float">
            <text:p>0.131965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F142]*5/1023" office:value-type="float" office:value="1.53958944281525" calcext:value-type="float">
            <text:p>1.53958944281525</text:p>
          </table:table-cell>
          <table:table-cell office:value-type="float" office:value="0.200391" calcext:value-type="float">
            <text:p>0.200391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143]*5/1023" office:value-type="float" office:value="3.47018572825024" calcext:value-type="float">
            <text:p>3.47018572825024</text:p>
          </table:table-cell>
          <table:table-cell office:value-type="float" office:value="0.14174" calcext:value-type="float">
            <text:p>0.14174</text:p>
          </table:table-cell>
          <table:table-cell office:value-type="float" office:value="0.205279" calcext:value-type="float">
            <text:p>0.205279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F143]*5/1023" office:value-type="float" office:value="1.51515151515152" calcext:value-type="float">
            <text:p>1.51515151515152</text:p>
          </table:table-cell>
          <table:table-cell office:value-type="float" office:value="0.190616" calcext:value-type="float">
            <text:p>0.190616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144]*5/1023" office:value-type="float" office:value="3.49462365591398" calcext:value-type="float">
            <text:p>3.49462365591398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0.112414" calcext:value-type="float">
            <text:p>0.112414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F144]*5/1023" office:value-type="float" office:value="1.49071358748778" calcext:value-type="float">
            <text:p>1.49071358748778</text:p>
          </table:table-cell>
          <table:table-cell office:value-type="float" office:value="0.180841" calcext:value-type="float">
            <text:p>0.180841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145]*5/1023" office:value-type="float" office:value="3.51906158357771" calcext:value-type="float">
            <text:p>3.51906158357771</text:p>
          </table:table-cell>
          <table:table-cell office:value-type="float" office:value="0.171065" calcext:value-type="float">
            <text:p>0.171065</text:p>
          </table:table-cell>
          <table:table-cell office:value-type="float" office:value="0.0977517" calcext:value-type="float">
            <text:p>0.0977517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F145]*5/1023" office:value-type="float" office:value="1.46627565982405" calcext:value-type="float">
            <text:p>1.46627565982405</text:p>
          </table:table-cell>
          <table:table-cell office:value-type="float" office:value="0.171065" calcext:value-type="float">
            <text:p>0.171065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146]*5/1023" office:value-type="float" office:value="3.54349951124145" calcext:value-type="float">
            <text:p>3.54349951124145</text:p>
          </table:table-cell>
          <table:table-cell office:value-type="float" office:value="0.0782014" calcext:value-type="float">
            <text:p>0.0782014</text:p>
          </table:table-cell>
          <table:table-cell office:value-type="float" office:value="0.083089" calcext:value-type="float">
            <text:p>0.083089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F146]*5/1023" office:value-type="float" office:value="1.44183773216031" calcext:value-type="float">
            <text:p>1.44183773216031</text:p>
          </table:table-cell>
          <table:table-cell office:value-type="float" office:value="0.166178" calcext:value-type="float">
            <text:p>0.166178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147]*5/1023" office:value-type="float" office:value="3.56793743890518" calcext:value-type="float">
            <text:p>3.56793743890518</text:p>
          </table:table-cell>
          <table:table-cell office:value-type="float" office:value="0.0684262" calcext:value-type="float">
            <text:p>0.0684262</text:p>
          </table:table-cell>
          <table:table-cell office:value-type="float" office:value="0.0537634" calcext:value-type="float">
            <text:p>0.0537634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F147]*5/1023" office:value-type="float" office:value="1.41739980449658" calcext:value-type="float">
            <text:p>1.41739980449658</text:p>
          </table:table-cell>
          <table:table-cell office:value-type="float" office:value="0.166178" calcext:value-type="float">
            <text:p>0.166178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148]*5/1023" office:value-type="float" office:value="3.59237536656891" calcext:value-type="float">
            <text:p>3.59237536656891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0.0928641" calcext:value-type="float">
            <text:p>0.0928641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F148]*5/1023" office:value-type="float" office:value="1.39296187683284" calcext:value-type="float">
            <text:p>1.39296187683284</text:p>
          </table:table-cell>
          <table:table-cell office:value-type="float" office:value="0.151515" calcext:value-type="float">
            <text:p>0.151515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149]*5/1023" office:value-type="float" office:value="3.61681329423265" calcext:value-type="float">
            <text:p>3.61681329423265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0.0439883" calcext:value-type="float">
            <text:p>0.0439883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F149]*5/1023" office:value-type="float" office:value="1.36852394916911" calcext:value-type="float">
            <text:p>1.36852394916911</text:p>
          </table:table-cell>
          <table:table-cell office:value-type="float" office:value="0.14174" calcext:value-type="float">
            <text:p>0.14174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150]*5/1023" office:value-type="float" office:value="3.64125122189638" calcext:value-type="float">
            <text:p>3.64125122189638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0.0342131" calcext:value-type="float">
            <text:p>0.0342131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F150]*5/1023" office:value-type="float" office:value="1.34408602150538" calcext:value-type="float">
            <text:p>1.34408602150538</text:p>
          </table:table-cell>
          <table:table-cell office:value-type="float" office:value="0.131965" calcext:value-type="float">
            <text:p>0.131965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151]*5/1023" office:value-type="float" office:value="3.66568914956012" calcext:value-type="float">
            <text:p>3.66568914956012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0.0293255" calcext:value-type="float">
            <text:p>0.0293255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F151]*5/1023" office:value-type="float" office:value="1.31964809384164" calcext:value-type="float">
            <text:p>1.31964809384164</text:p>
          </table:table-cell>
          <table:table-cell office:value-type="float" office:value="0.127077" calcext:value-type="float">
            <text:p>0.127077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152]*5/1023" office:value-type="float" office:value="3.69012707722385" calcext:value-type="float">
            <text:p>3.69012707722385</text:p>
          </table:table-cell>
          <table:table-cell table:number-columns-repeated="2" office:value-type="float" office:value="0.0195503" calcext:value-type="float">
            <text:p>0.0195503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F152]*5/1023" office:value-type="float" office:value="1.29521016617791" calcext:value-type="float">
            <text:p>1.29521016617791</text:p>
          </table:table-cell>
          <table:table-cell office:value-type="float" office:value="0.127077" calcext:value-type="float">
            <text:p>0.127077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153]*5/1023" office:value-type="float" office:value="3.71456500488759" calcext:value-type="float">
            <text:p>3.71456500488759</text:p>
          </table:table-cell>
          <table:table-cell table:number-columns-repeated="2" office:value-type="float" office:value="0.0146628" calcext:value-type="float">
            <text:p>0.0146628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F153]*5/1023" office:value-type="float" office:value="1.27077223851417" calcext:value-type="float">
            <text:p>1.27077223851417</text:p>
          </table:table-cell>
          <table:table-cell office:value-type="float" office:value="0.112414" calcext:value-type="float">
            <text:p>0.112414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154]*5/1023" office:value-type="float" office:value="3.73900293255132" calcext:value-type="float">
            <text:p>3.73900293255132</text:p>
          </table:table-cell>
          <table:table-cell table:number-columns-repeated="2" office:value-type="float" office:value="0.00977517" calcext:value-type="float">
            <text:p>0.0097751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F154]*5/1023" office:value-type="float" office:value="1.24633431085044" calcext:value-type="float">
            <text:p>1.24633431085044</text:p>
          </table:table-cell>
          <table:table-cell office:value-type="float" office:value="0.102639" calcext:value-type="float">
            <text:p>0.102639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155]*5/1023" office:value-type="float" office:value="3.76344086021505" calcext:value-type="float">
            <text:p>3.76344086021505</text:p>
          </table:table-cell>
          <table:table-cell table:number-columns-repeated="2" office:value-type="float" office:value="0.00488759" calcext:value-type="float">
            <text:p>0.00488759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F155]*5/1023" office:value-type="float" office:value="1.22189638318671" calcext:value-type="float">
            <text:p>1.22189638318671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156]*5/1023" office:value-type="float" office:value="3.78787878787879" calcext:value-type="float">
            <text:p>3.78787878787879</text:p>
          </table:table-cell>
          <table:table-cell table:number-columns-repeated="2" office:value-type="float" office:value="0.00488759" calcext:value-type="float">
            <text:p>0.00488759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F156]*5/1023" office:value-type="float" office:value="1.19745845552297" calcext:value-type="float">
            <text:p>1.19745845552297</text:p>
          </table:table-cell>
          <table:table-cell office:value-type="float" office:value="0.0879765" calcext:value-type="float">
            <text:p>0.0879765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157]*5/1023" office:value-type="float" office:value="3.81231671554252" calcext:value-type="float">
            <text:p>3.812316715542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F157]*5/1023" office:value-type="float" office:value="1.17302052785924" calcext:value-type="float">
            <text:p>1.17302052785924</text:p>
          </table:table-cell>
          <table:table-cell office:value-type="float" office:value="0.0879765" calcext:value-type="float">
            <text:p>0.0879765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158]*5/1023" office:value-type="float" office:value="3.83675464320626" calcext:value-type="float">
            <text:p>3.836754643206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F158]*5/1023" office:value-type="float" office:value="1.1485826001955" calcext:value-type="float">
            <text:p>1.1485826001955</text:p>
          </table:table-cell>
          <table:table-cell office:value-type="float" office:value="0.0782014" calcext:value-type="float">
            <text:p>0.0782014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159]*5/1023" office:value-type="float" office:value="3.86119257086999" calcext:value-type="float">
            <text:p>3.861192570869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F159]*5/1023" office:value-type="float" office:value="1.12414467253177" calcext:value-type="float">
            <text:p>1.12414467253177</text:p>
          </table:table-cell>
          <table:table-cell office:value-type="float" office:value="0.0733138" calcext:value-type="float">
            <text:p>0.0733138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160]*5/1023" office:value-type="float" office:value="3.88563049853372" calcext:value-type="float">
            <text:p>3.885630498533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F160]*5/1023" office:value-type="float" office:value="1.09970674486804" calcext:value-type="float">
            <text:p>1.09970674486804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161]*5/1023" office:value-type="float" office:value="3.91006842619746" calcext:value-type="float">
            <text:p>3.910068426197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F161]*5/1023" office:value-type="float" office:value="1.0752688172043" calcext:value-type="float">
            <text:p>1.0752688172043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162]*5/1023" office:value-type="float" office:value="3.93450635386119" calcext:value-type="float">
            <text:p>3.934506353861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F162]*5/1023" office:value-type="float" office:value="1.05083088954057" calcext:value-type="float">
            <text:p>1.05083088954057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163]*5/1023" office:value-type="float" office:value="3.95894428152493" calcext:value-type="float">
            <text:p>3.958944281524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F163]*5/1023" office:value-type="float" office:value="1.02639296187683" calcext:value-type="float">
            <text:p>1.02639296187683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4.86315" calcext:value-type="float">
            <text:p>4.8631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164]*5/1023" office:value-type="float" office:value="3.98338220918866" calcext:value-type="float">
            <text:p>3.983382209188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F164]*5/1023" office:value-type="float" office:value="1.0019550342131" calcext:value-type="float">
            <text:p>1.0019550342131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165]*5/1023" office:value-type="float" office:value="4.0078201368524" calcext:value-type="float">
            <text:p>4.0078201368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F165]*5/1023" office:value-type="float" office:value="0.977517106549365" calcext:value-type="float">
            <text:p>0.977517106549365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166]*5/1023" office:value-type="float" office:value="4.03225806451613" calcext:value-type="float">
            <text:p>4.032258064516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F166]*5/1023" office:value-type="float" office:value="0.953079178885631" calcext:value-type="float">
            <text:p>0.953079178885631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167]*5/1023" office:value-type="float" office:value="4.05669599217986" calcext:value-type="float">
            <text:p>4.056695992179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F167]*5/1023" office:value-type="float" office:value="0.928641251221896" calcext:value-type="float">
            <text:p>0.928641251221896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4.86315" calcext:value-type="float">
            <text:p>4.8631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168]*5/1023" office:value-type="float" office:value="4.0811339198436" calcext:value-type="float">
            <text:p>4.08113391984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F168]*5/1023" office:value-type="float" office:value="0.904203323558162" calcext:value-type="float">
            <text:p>0.904203323558162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169]*5/1023" office:value-type="float" office:value="4.10557184750733" calcext:value-type="float">
            <text:p>4.105571847507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F169]*5/1023" office:value-type="float" office:value="0.879765395894428" calcext:value-type="float">
            <text:p>0.879765395894428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170]*5/1023" office:value-type="float" office:value="4.13000977517107" calcext:value-type="float">
            <text:p>4.130009775171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F170]*5/1023" office:value-type="float" office:value="0.855327468230694" calcext:value-type="float">
            <text:p>0.855327468230694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171]*5/1023" office:value-type="float" office:value="4.1544477028348" calcext:value-type="float">
            <text:p>4.15444770283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F171]*5/1023" office:value-type="float" office:value="0.83088954056696" calcext:value-type="float">
            <text:p>0.83088954056696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4.86315" calcext:value-type="float">
            <text:p>4.8631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172]*5/1023" office:value-type="float" office:value="4.17888563049853" calcext:value-type="float">
            <text:p>4.178885630498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F172]*5/1023" office:value-type="float" office:value="0.806451612903226" calcext:value-type="float">
            <text:p>0.806451612903226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173]*5/1023" office:value-type="float" office:value="4.20332355816227" calcext:value-type="float">
            <text:p>4.203323558162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F173]*5/1023" office:value-type="float" office:value="0.782013685239492" calcext:value-type="float">
            <text:p>0.782013685239492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174]*5/1023" office:value-type="float" office:value="4.227761485826" calcext:value-type="float">
            <text:p>4.2277614858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F174]*5/1023" office:value-type="float" office:value="0.757575757575758" calcext:value-type="float">
            <text:p>0.757575757575758</text:p>
          </table:table-cell>
          <table:table-cell office:value-type="float" office:value="0" calcext:value-type="float">
            <text:p>0</text:p>
          </table:table-cell>
          <table:table-cell office:value-type="float" office:value="4.86315" calcext:value-type="float">
            <text:p>4.8631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175]*5/1023" office:value-type="float" office:value="4.25219941348974" calcext:value-type="float">
            <text:p>4.252199413489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F175]*5/1023" office:value-type="float" office:value="0.733137829912023" calcext:value-type="float">
            <text:p>0.733137829912023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4.86315" calcext:value-type="float">
            <text:p>4.8631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176]*5/1023" office:value-type="float" office:value="4.27663734115347" calcext:value-type="float">
            <text:p>4.276637341153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F176]*5/1023" office:value-type="float" office:value="0.708699902248289" calcext:value-type="float">
            <text:p>0.708699902248289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177]*5/1023" office:value-type="float" office:value="4.3010752688172" calcext:value-type="float">
            <text:p>4.30107526881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F177]*5/1023" office:value-type="float" office:value="0.684261974584555" calcext:value-type="float">
            <text:p>0.684261974584555</text:p>
          </table:table-cell>
          <table:table-cell office:value-type="float" office:value="0" calcext:value-type="float">
            <text:p>0</text:p>
          </table:table-cell>
          <table:table-cell office:value-type="float" office:value="4.86315" calcext:value-type="float">
            <text:p>4.8631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178]*5/1023" office:value-type="float" office:value="4.32551319648094" calcext:value-type="float">
            <text:p>4.325513196480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F178]*5/1023" office:value-type="float" office:value="0.659824046920821" calcext:value-type="float">
            <text:p>0.659824046920821</text:p>
          </table:table-cell>
          <table:table-cell office:value-type="float" office:value="0" calcext:value-type="float">
            <text:p>0</text:p>
          </table:table-cell>
          <table:table-cell office:value-type="float" office:value="4.86315" calcext:value-type="float">
            <text:p>4.8631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179]*5/1023" office:value-type="float" office:value="4.34995112414467" calcext:value-type="float">
            <text:p>4.349951124144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F179]*5/1023" office:value-type="float" office:value="0.635386119257087" calcext:value-type="float">
            <text:p>0.635386119257087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180]*5/1023" office:value-type="float" office:value="4.37438905180841" calcext:value-type="float">
            <text:p>4.374389051808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F180]*5/1023" office:value-type="float" office:value="0.610948191593353" calcext:value-type="float">
            <text:p>0.610948191593353</text:p>
          </table:table-cell>
          <table:table-cell office:value-type="float" office:value="0" calcext:value-type="float">
            <text:p>0</text:p>
          </table:table-cell>
          <table:table-cell office:value-type="float" office:value="4.86315" calcext:value-type="float">
            <text:p>4.863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181]*5/1023" office:value-type="float" office:value="4.39882697947214" calcext:value-type="float">
            <text:p>4.398826979472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F181]*5/1023" office:value-type="float" office:value="0.586510263929619" calcext:value-type="float">
            <text:p>0.586510263929619</text:p>
          </table:table-cell>
          <table:table-cell office:value-type="float" office:value="0" calcext:value-type="float">
            <text:p>0</text:p>
          </table:table-cell>
          <table:table-cell office:value-type="float" office:value="4.86315" calcext:value-type="float">
            <text:p>4.8631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182]*5/1023" office:value-type="float" office:value="4.42326490713587" calcext:value-type="float">
            <text:p>4.423264907135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F182]*5/1023" office:value-type="float" office:value="0.562072336265885" calcext:value-type="float">
            <text:p>0.562072336265885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183]*5/1023" office:value-type="float" office:value="4.44770283479961" calcext:value-type="float">
            <text:p>4.447702834799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F183]*5/1023" office:value-type="float" office:value="0.537634408602151" calcext:value-type="float">
            <text:p>0.537634408602151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184]*5/1023" office:value-type="float" office:value="4.47214076246334" calcext:value-type="float">
            <text:p>4.472140762463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F184]*5/1023" office:value-type="float" office:value="0.513196480938416" calcext:value-type="float">
            <text:p>0.513196480938416</text:p>
          </table:table-cell>
          <table:table-cell office:value-type="float" office:value="0" calcext:value-type="float">
            <text:p>0</text:p>
          </table:table-cell>
          <table:table-cell office:value-type="float" office:value="4.86315" calcext:value-type="float">
            <text:p>4.8631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185]*5/1023" office:value-type="float" office:value="4.49657869012708" calcext:value-type="float">
            <text:p>4.496578690127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F185]*5/1023" office:value-type="float" office:value="0.488758553274682" calcext:value-type="float">
            <text:p>0.488758553274682</text:p>
          </table:table-cell>
          <table:table-cell office:value-type="float" office:value="0" calcext:value-type="float">
            <text:p>0</text:p>
          </table:table-cell>
          <table:table-cell office:value-type="float" office:value="4.86315" calcext:value-type="float">
            <text:p>4.8631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186]*5/1023" office:value-type="float" office:value="4.52101661779081" calcext:value-type="float">
            <text:p>4.521016617790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F186]*5/1023" office:value-type="float" office:value="0.464320625610948" calcext:value-type="float">
            <text:p>0.464320625610948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187]*5/1023" office:value-type="float" office:value="4.54545454545455" calcext:value-type="float">
            <text:p>4.545454545454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F187]*5/1023" office:value-type="float" office:value="0.439882697947214" calcext:value-type="float">
            <text:p>0.439882697947214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188]*5/1023" office:value-type="float" office:value="4.56989247311828" calcext:value-type="float">
            <text:p>4.569892473118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F188]*5/1023" office:value-type="float" office:value="0.41544477028348" calcext:value-type="float">
            <text:p>0.41544477028348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189]*5/1023" office:value-type="float" office:value="4.59433040078201" calcext:value-type="float">
            <text:p>4.59433040078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F189]*5/1023" office:value-type="float" office:value="0.391006842619746" calcext:value-type="float">
            <text:p>0.391006842619746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190]*5/1023" office:value-type="float" office:value="4.61876832844575" calcext:value-type="float">
            <text:p>4.618768328445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F190]*5/1023" office:value-type="float" office:value="0.366568914956012" calcext:value-type="float">
            <text:p>0.366568914956012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191]*5/1023" office:value-type="float" office:value="4.64320625610948" calcext:value-type="float">
            <text:p>4.643206256109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F191]*5/1023" office:value-type="float" office:value="0.342130987292278" calcext:value-type="float">
            <text:p>0.342130987292278</text:p>
          </table:table-cell>
          <table:table-cell office:value-type="float" office:value="0" calcext:value-type="float">
            <text:p>0</text:p>
          </table:table-cell>
          <table:table-cell office:value-type="float" office:value="4.86315" calcext:value-type="float">
            <text:p>4.8631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192]*5/1023" office:value-type="float" office:value="4.66764418377322" calcext:value-type="float">
            <text:p>4.667644183773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F192]*5/1023" office:value-type="float" office:value="0.317693059628543" calcext:value-type="float">
            <text:p>0.317693059628543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193]*5/1023" office:value-type="float" office:value="4.69208211143695" calcext:value-type="float">
            <text:p>4.692082111436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F193]*5/1023" office:value-type="float" office:value="0.293255131964809" calcext:value-type="float">
            <text:p>0.293255131964809</text:p>
          </table:table-cell>
          <table:table-cell office:value-type="float" office:value="0" calcext:value-type="float">
            <text:p>0</text:p>
          </table:table-cell>
          <table:table-cell office:value-type="float" office:value="4.86315" calcext:value-type="float">
            <text:p>4.8631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194]*5/1023" office:value-type="float" office:value="4.71652003910068" calcext:value-type="float">
            <text:p>4.716520039100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F194]*5/1023" office:value-type="float" office:value="0.268817204301075" calcext:value-type="float">
            <text:p>0.268817204301075</text:p>
          </table:table-cell>
          <table:table-cell office:value-type="float" office:value="0" calcext:value-type="float">
            <text:p>0</text:p>
          </table:table-cell>
          <table:table-cell office:value-type="float" office:value="4.86315" calcext:value-type="float">
            <text:p>4.8631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195]*5/1023" office:value-type="float" office:value="4.74095796676442" calcext:value-type="float">
            <text:p>4.740957966764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F195]*5/1023" office:value-type="float" office:value="0.244379276637341" calcext:value-type="float">
            <text:p>0.244379276637341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196]*5/1023" office:value-type="float" office:value="4.76539589442815" calcext:value-type="float">
            <text:p>4.765395894428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F196]*5/1023" office:value-type="float" office:value="0.219941348973607" calcext:value-type="float">
            <text:p>0.219941348973607</text:p>
          </table:table-cell>
          <table:table-cell office:value-type="float" office:value="0" calcext:value-type="float">
            <text:p>0</text:p>
          </table:table-cell>
          <table:table-cell office:value-type="float" office:value="4.86315" calcext:value-type="float">
            <text:p>4.8631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197]*5/1023" office:value-type="float" office:value="4.78983382209189" calcext:value-type="float">
            <text:p>4.78983382209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F197]*5/1023" office:value-type="float" office:value="0.195503421309873" calcext:value-type="float">
            <text:p>0.195503421309873</text:p>
          </table:table-cell>
          <table:table-cell office:value-type="float" office:value="0" calcext:value-type="float">
            <text:p>0</text:p>
          </table:table-cell>
          <table:table-cell office:value-type="float" office:value="4.86315" calcext:value-type="float">
            <text:p>4.8631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198]*5/1023" office:value-type="float" office:value="4.81427174975562" calcext:value-type="float">
            <text:p>4.814271749755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F198]*5/1023" office:value-type="float" office:value="0.171065493646139" calcext:value-type="float">
            <text:p>0.171065493646139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199]*5/1023" office:value-type="float" office:value="4.83870967741936" calcext:value-type="float">
            <text:p>4.838709677419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F199]*5/1023" office:value-type="float" office:value="0.146627565982405" calcext:value-type="float">
            <text:p>0.146627565982405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200]*5/1023" office:value-type="float" office:value="4.86314760508309" calcext:value-type="float">
            <text:p>4.863147605083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F200]*5/1023" office:value-type="float" office:value="0.122189638318671" calcext:value-type="float">
            <text:p>0.122189638318671</text:p>
          </table:table-cell>
          <table:table-cell office:value-type="float" office:value="0" calcext:value-type="float">
            <text:p>0</text:p>
          </table:table-cell>
          <table:table-cell office:value-type="float" office:value="4.86315" calcext:value-type="float">
            <text:p>4.863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201]*5/1023" office:value-type="float" office:value="4.88758553274682" calcext:value-type="float">
            <text:p>4.887585532746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F201]*5/1023" office:value-type="float" office:value="0.0977517106549365" calcext:value-type="float">
            <text:p>0.097751710654937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[.A202]*5/1023" office:value-type="float" office:value="4.91202346041056" calcext:value-type="float">
            <text:p>4.912023460410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F202]*5/1023" office:value-type="float" office:value="0.0733137829912024" calcext:value-type="float">
            <text:p>0.073313782991202</text:p>
          </table:table-cell>
          <table:table-cell office:value-type="float" office:value="0" calcext:value-type="float">
            <text:p>0</text:p>
          </table:table-cell>
          <table:table-cell office:value-type="float" office:value="4.86315" calcext:value-type="float">
            <text:p>4.8631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203]*5/1023" office:value-type="float" office:value="4.93646138807429" calcext:value-type="float">
            <text:p>4.936461388074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203]*5/1023" office:value-type="float" office:value="0.0488758553274682" calcext:value-type="float">
            <text:p>0.048875855327468</text:p>
          </table:table-cell>
          <table:table-cell office:value-type="float" office:value="0" calcext:value-type="float">
            <text:p>0</text:p>
          </table:table-cell>
          <table:table-cell office:value-type="float" office:value="4.86315" calcext:value-type="float">
            <text:p>4.8631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[.A204]*5/1023" office:value-type="float" office:value="4.96089931573803" calcext:value-type="float">
            <text:p>4.960899315738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204]*5/1023" office:value-type="float" office:value="0.0244379276637341" calcext:value-type="float">
            <text:p>0.024437927663734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A205]*5/1023" office:value-type="float" office:value="4.98533724340176" calcext:value-type="float">
            <text:p>4.985337243401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05]*5/10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85826" calcext:value-type="float">
            <text:p>4.858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12:08:10.561301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8T11:41:24.925575916</meta:creation-date>
    <dc:date>2022-06-28T15:34:09.406112627</dc:date>
    <meta:editing-duration>PT3H24M35S</meta:editing-duration>
    <meta:editing-cycles>2</meta:editing-cycles>
    <meta:generator>LibreOffice/6.0.7.3$Linux_X86_64 LibreOffice_project/00m0$Build-3</meta:generator>
    <meta:document-statistic meta:table-count="1" meta:cell-count="16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4cm" svg:height="10.656cm" xlink:href=".." xlink:type="simple" chart:class="chart:scatter" chart:style-name="ch1">
        <chart:legend chart:legend-position="end" svg:x="18.488cm" svg:y="4.78cm" style:legend-expansion="high" chart:style-name="ch2"/>
        <chart:plot-area chart:style-name="ch3" table:cell-range-address="Sheet1.B1:Sheet1.D205" svg:x="0.426cm" svg:y="0.213cm" svg:width="17.636cm" svg:height="10.23cm">
          <chartooo:coordinate-region svg:x="0.862cm" svg:y="0.412cm" svg:width="17.106cm" svg:height="9.3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205" chart:class="chart:scatter">
            <chart:domain table:cell-range-address="Sheet1.B1:Sheet1.B205"/>
            <chart:data-point chart:repeated="205"/>
          </chart:series>
          <chart:series chart:style-name="ch7" chart:values-cell-range-address="Sheet1.D1:Sheet1.D205" chart:class="chart:scatter">
            <chart:data-point chart:repeated="2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205</svg:desc>
                </draw:g>
              </table:table-cell>
              <table:table-cell office:value-type="float" office:value="0">
                <text:p>0</text:p>
                <draw:g>
                  <svg:desc>Sheet1.C1:Sheet1.C205</svg:desc>
                </draw:g>
              </table:table-cell>
              <table:table-cell office:value-type="float" office:value="4.85826">
                <text:p>4.85826</text:p>
                <draw:g>
                  <svg:desc>Sheet1.D1:Sheet1.D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4379276637341">
                <text:p>0.0244379276637341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88758553274682">
                <text:p>0.0488758553274682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33137829912024">
                <text:p>0.0733137829912024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77517106549365">
                <text:p>0.0977517106549365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2189638318671">
                <text:p>0.122189638318671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6627565982405">
                <text:p>0.146627565982405</text:p>
              </table:table-cell>
              <table:table-cell office:value-type="float" office:value="0">
                <text:p>0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1065493646139">
                <text:p>0.171065493646139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5503421309873">
                <text:p>0.195503421309873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9941348973607">
                <text:p>0.219941348973607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4379276637341">
                <text:p>0.244379276637341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8817204301075">
                <text:p>0.268817204301075</text:p>
              </table:table-cell>
              <table:table-cell office:value-type="float" office:value="0">
                <text:p>0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3255131964809">
                <text:p>0.293255131964809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7693059628543">
                <text:p>0.317693059628543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2130987292278">
                <text:p>0.342130987292278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6568914956012">
                <text:p>0.366568914956012</text:p>
              </table:table-cell>
              <table:table-cell office:value-type="float" office:value="0">
                <text:p>0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91006842619746">
                <text:p>0.391006842619746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544477028348">
                <text:p>0.41544477028348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9882697947214">
                <text:p>0.439882697947214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4320625610948">
                <text:p>0.464320625610948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8758553274682">
                <text:p>0.488758553274682</text:p>
              </table:table-cell>
              <table:table-cell office:value-type="float" office:value="0">
                <text:p>0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3196480938416">
                <text:p>0.513196480938416</text:p>
              </table:table-cell>
              <table:table-cell office:value-type="float" office:value="0">
                <text:p>0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2072336265885">
                <text:p>0.562072336265885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86510263929619">
                <text:p>0.586510263929619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0948191593353">
                <text:p>0.610948191593353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35386119257087">
                <text:p>0.635386119257087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59824046920821">
                <text:p>0.659824046920821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84261974584555">
                <text:p>0.684261974584555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08699902248289">
                <text:p>0.708699902248289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33137829912023">
                <text:p>0.733137829912023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57575757575758">
                <text:p>0.757575757575758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82013685239492">
                <text:p>0.782013685239492</text:p>
              </table:table-cell>
              <table:table-cell office:value-type="float" office:value="0.00488759">
                <text:p>0.00488759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06451612903226">
                <text:p>0.806451612903226</text:p>
              </table:table-cell>
              <table:table-cell office:value-type="float" office:value="0.00488759">
                <text:p>0.00488759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3088954056696">
                <text:p>0.83088954056696</text:p>
              </table:table-cell>
              <table:table-cell office:value-type="float" office:value="0.00977517">
                <text:p>0.00977517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5327468230694">
                <text:p>0.855327468230694</text:p>
              </table:table-cell>
              <table:table-cell office:value-type="float" office:value="0.0146628">
                <text:p>0.0146628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79765395894428">
                <text:p>0.879765395894428</text:p>
              </table:table-cell>
              <table:table-cell office:value-type="float" office:value="0.0195503">
                <text:p>0.0195503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04203323558162">
                <text:p>0.904203323558162</text:p>
              </table:table-cell>
              <table:table-cell office:value-type="float" office:value="0.0195503">
                <text:p>0.0195503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28641251221896">
                <text:p>0.928641251221896</text:p>
              </table:table-cell>
              <table:table-cell office:value-type="float" office:value="0.0244379">
                <text:p>0.0244379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53079178885631">
                <text:p>0.953079178885631</text:p>
              </table:table-cell>
              <table:table-cell office:value-type="float" office:value="0.0293255">
                <text:p>0.0293255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77517106549365">
                <text:p>0.977517106549365</text:p>
              </table:table-cell>
              <table:table-cell office:value-type="float" office:value="0.0342131">
                <text:p>0.0342131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019550342131">
                <text:p>1.0019550342131</text:p>
              </table:table-cell>
              <table:table-cell office:value-type="float" office:value="0.0391007">
                <text:p>0.0391007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2639296187683">
                <text:p>1.02639296187683</text:p>
              </table:table-cell>
              <table:table-cell office:value-type="float" office:value="0.0537634">
                <text:p>0.0537634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5083088954057">
                <text:p>1.05083088954057</text:p>
              </table:table-cell>
              <table:table-cell office:value-type="float" office:value="0.0488759">
                <text:p>0.0488759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752688172043">
                <text:p>1.0752688172043</text:p>
              </table:table-cell>
              <table:table-cell office:value-type="float" office:value="0.058651">
                <text:p>0.058651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9970674486804">
                <text:p>1.09970674486804</text:p>
              </table:table-cell>
              <table:table-cell office:value-type="float" office:value="0.0635386">
                <text:p>0.0635386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2414467253177">
                <text:p>1.12414467253177</text:p>
              </table:table-cell>
              <table:table-cell office:value-type="float" office:value="0.0684262">
                <text:p>0.0684262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485826001955">
                <text:p>1.1485826001955</text:p>
              </table:table-cell>
              <table:table-cell office:value-type="float" office:value="0.0782014">
                <text:p>0.0782014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7302052785924">
                <text:p>1.17302052785924</text:p>
              </table:table-cell>
              <table:table-cell office:value-type="float" office:value="0.0782014">
                <text:p>0.0782014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9745845552297">
                <text:p>1.19745845552297</text:p>
              </table:table-cell>
              <table:table-cell office:value-type="float" office:value="0.0879765">
                <text:p>0.0879765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2189638318671">
                <text:p>1.22189638318671</text:p>
              </table:table-cell>
              <table:table-cell office:value-type="float" office:value="0.0928641">
                <text:p>0.0928641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4633431085044">
                <text:p>1.24633431085044</text:p>
              </table:table-cell>
              <table:table-cell office:value-type="float" office:value="0.102639">
                <text:p>0.102639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7077223851417">
                <text:p>1.27077223851417</text:p>
              </table:table-cell>
              <table:table-cell office:value-type="float" office:value="0.112414">
                <text:p>0.112414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9521016617791">
                <text:p>1.29521016617791</text:p>
              </table:table-cell>
              <table:table-cell office:value-type="float" office:value="0.117302">
                <text:p>0.117302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1964809384164">
                <text:p>1.31964809384164</text:p>
              </table:table-cell>
              <table:table-cell office:value-type="float" office:value="0.12219">
                <text:p>0.12219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4408602150538">
                <text:p>1.34408602150538</text:p>
              </table:table-cell>
              <table:table-cell office:value-type="float" office:value="0.131965">
                <text:p>0.131965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6852394916911">
                <text:p>1.36852394916911</text:p>
              </table:table-cell>
              <table:table-cell office:value-type="float" office:value="0.136852">
                <text:p>0.136852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9296187683284">
                <text:p>1.39296187683284</text:p>
              </table:table-cell>
              <table:table-cell office:value-type="float" office:value="0.146628">
                <text:p>0.146628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1739980449658">
                <text:p>1.41739980449658</text:p>
              </table:table-cell>
              <table:table-cell office:value-type="float" office:value="0.151515">
                <text:p>0.151515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4183773216031">
                <text:p>1.44183773216031</text:p>
              </table:table-cell>
              <table:table-cell office:value-type="float" office:value="0.16129">
                <text:p>0.16129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6627565982405">
                <text:p>1.46627565982405</text:p>
              </table:table-cell>
              <table:table-cell office:value-type="float" office:value="0.171065">
                <text:p>0.171065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9071358748778">
                <text:p>1.49071358748778</text:p>
              </table:table-cell>
              <table:table-cell office:value-type="float" office:value="0.175953">
                <text:p>0.175953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1515151515152">
                <text:p>1.51515151515152</text:p>
              </table:table-cell>
              <table:table-cell office:value-type="float" office:value="0.185728">
                <text:p>0.185728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3958944281525">
                <text:p>1.53958944281525</text:p>
              </table:table-cell>
              <table:table-cell office:value-type="float" office:value="0.190616">
                <text:p>0.190616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6402737047898">
                <text:p>1.56402737047898</text:p>
              </table:table-cell>
              <table:table-cell office:value-type="float" office:value="0.200391">
                <text:p>0.200391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8846529814272">
                <text:p>1.58846529814272</text:p>
              </table:table-cell>
              <table:table-cell office:value-type="float" office:value="0.215054">
                <text:p>0.215054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0.219941">
                <text:p>0.219941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3734115347019">
                <text:p>1.63734115347019</text:p>
              </table:table-cell>
              <table:table-cell office:value-type="float" office:value="0.224829">
                <text:p>0.224829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6177908113392">
                <text:p>1.66177908113392</text:p>
              </table:table-cell>
              <table:table-cell office:value-type="float" office:value="0.234604">
                <text:p>0.234604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8621700879765">
                <text:p>1.68621700879765</text:p>
              </table:table-cell>
              <table:table-cell office:value-type="float" office:value="0.244379">
                <text:p>0.244379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1065493646139">
                <text:p>1.71065493646139</text:p>
              </table:table-cell>
              <table:table-cell office:value-type="float" office:value="0.254154">
                <text:p>0.254154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3509286412512">
                <text:p>1.73509286412512</text:p>
              </table:table-cell>
              <table:table-cell office:value-type="float" office:value="0.26393">
                <text:p>0.26393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5953079178886">
                <text:p>1.75953079178886</text:p>
              </table:table-cell>
              <table:table-cell office:value-type="float" office:value="0.273705">
                <text:p>0.273705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8396871945259">
                <text:p>1.78396871945259</text:p>
              </table:table-cell>
              <table:table-cell office:value-type="float" office:value="0.28348">
                <text:p>0.28348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0840664711632">
                <text:p>1.80840664711632</text:p>
              </table:table-cell>
              <table:table-cell office:value-type="float" office:value="0.288368">
                <text:p>0.288368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3284457478006">
                <text:p>1.83284457478006</text:p>
              </table:table-cell>
              <table:table-cell office:value-type="float" office:value="0.30303">
                <text:p>0.30303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5728250244379">
                <text:p>1.85728250244379</text:p>
              </table:table-cell>
              <table:table-cell office:value-type="float" office:value="0.307918">
                <text:p>0.307918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8172043010753">
                <text:p>1.88172043010753</text:p>
              </table:table-cell>
              <table:table-cell office:value-type="float" office:value="0.317693">
                <text:p>0.317693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0615835777126">
                <text:p>1.90615835777126</text:p>
              </table:table-cell>
              <table:table-cell office:value-type="float" office:value="0.327468">
                <text:p>0.327468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30596285435">
                <text:p>1.930596285435</text:p>
              </table:table-cell>
              <table:table-cell office:value-type="float" office:value="0.337243">
                <text:p>0.337243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5503421309873">
                <text:p>1.95503421309873</text:p>
              </table:table-cell>
              <table:table-cell office:value-type="float" office:value="0.347019">
                <text:p>0.347019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97947214076246">
                <text:p>1.97947214076246</text:p>
              </table:table-cell>
              <table:table-cell office:value-type="float" office:value="0.356794">
                <text:p>0.356794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039100684262">
                <text:p>2.0039100684262</text:p>
              </table:table-cell>
              <table:table-cell office:value-type="float" office:value="0.366569">
                <text:p>0.366569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2834799608993">
                <text:p>2.02834799608993</text:p>
              </table:table-cell>
              <table:table-cell office:value-type="float" office:value="0.376344">
                <text:p>0.376344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5278592375367">
                <text:p>2.05278592375367</text:p>
              </table:table-cell>
              <table:table-cell office:value-type="float" office:value="0.386119">
                <text:p>0.386119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772238514174">
                <text:p>2.0772238514174</text:p>
              </table:table-cell>
              <table:table-cell office:value-type="float" office:value="0.395894">
                <text:p>0.395894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0166177908113">
                <text:p>2.10166177908113</text:p>
              </table:table-cell>
              <table:table-cell office:value-type="float" office:value="0.40567">
                <text:p>0.40567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2609970674487">
                <text:p>2.12609970674487</text:p>
              </table:table-cell>
              <table:table-cell office:value-type="float" office:value="0.415445">
                <text:p>0.415445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1505376344086">
                <text:p>2.1505376344086</text:p>
              </table:table-cell>
              <table:table-cell office:value-type="float" office:value="0.430108">
                <text:p>0.430108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17497556207234">
                <text:p>2.17497556207234</text:p>
              </table:table-cell>
              <table:table-cell office:value-type="float" office:value="0.434995">
                <text:p>0.434995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19941348973607">
                <text:p>2.19941348973607</text:p>
              </table:table-cell>
              <table:table-cell office:value-type="float" office:value="0.449658">
                <text:p>0.449658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238514173998">
                <text:p>2.2238514173998</text:p>
              </table:table-cell>
              <table:table-cell office:value-type="float" office:value="0.459433">
                <text:p>0.459433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4828934506354">
                <text:p>2.24828934506354</text:p>
              </table:table-cell>
              <table:table-cell office:value-type="float" office:value="0.469208">
                <text:p>0.469208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7272727272727">
                <text:p>2.27272727272727</text:p>
              </table:table-cell>
              <table:table-cell office:value-type="float" office:value="0.478983">
                <text:p>0.478983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29716520039101">
                <text:p>2.29716520039101</text:p>
              </table:table-cell>
              <table:table-cell office:value-type="float" office:value="0.488759">
                <text:p>0.488759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2160312805474">
                <text:p>2.32160312805474</text:p>
              </table:table-cell>
              <table:table-cell office:value-type="float" office:value="0.498534">
                <text:p>0.498534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4604105571848">
                <text:p>2.34604105571848</text:p>
              </table:table-cell>
              <table:table-cell office:value-type="float" office:value="0.508309">
                <text:p>0.508309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37047898338221">
                <text:p>2.37047898338221</text:p>
              </table:table-cell>
              <table:table-cell office:value-type="float" office:value="0.518084">
                <text:p>0.518084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39491691104594">
                <text:p>2.39491691104594</text:p>
              </table:table-cell>
              <table:table-cell office:value-type="float" office:value="0.532747">
                <text:p>0.532747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41935483870968">
                <text:p>2.41935483870968</text:p>
              </table:table-cell>
              <table:table-cell office:value-type="float" office:value="0.542522">
                <text:p>0.542522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44379276637341">
                <text:p>2.44379276637341</text:p>
              </table:table-cell>
              <table:table-cell office:value-type="float" office:value="0.552297">
                <text:p>0.552297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46823069403715">
                <text:p>2.46823069403715</text:p>
              </table:table-cell>
              <table:table-cell office:value-type="float" office:value="0.562072">
                <text:p>0.562072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49266862170088">
                <text:p>2.49266862170088</text:p>
              </table:table-cell>
              <table:table-cell office:value-type="float" office:value="0.571848">
                <text:p>0.571848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1710654936461">
                <text:p>2.51710654936461</text:p>
              </table:table-cell>
              <table:table-cell office:value-type="float" office:value="0.58651">
                <text:p>0.58651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54154447702835">
                <text:p>2.54154447702835</text:p>
              </table:table-cell>
              <table:table-cell office:value-type="float" office:value="0.606061">
                <text:p>0.606061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56598240469208">
                <text:p>2.56598240469208</text:p>
              </table:table-cell>
              <table:table-cell office:value-type="float" office:value="0.635386">
                <text:p>0.635386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59042033235582">
                <text:p>2.59042033235582</text:p>
              </table:table-cell>
              <table:table-cell office:value-type="float" office:value="0.664712">
                <text:p>0.664712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1485826001955">
                <text:p>2.61485826001955</text:p>
              </table:table-cell>
              <table:table-cell office:value-type="float" office:value="0.703812">
                <text:p>0.703812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63929618768328">
                <text:p>2.63929618768328</text:p>
              </table:table-cell>
              <table:table-cell office:value-type="float" office:value="0.747801">
                <text:p>0.747801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6373411534702">
                <text:p>2.66373411534702</text:p>
              </table:table-cell>
              <table:table-cell office:value-type="float" office:value="0.791789">
                <text:p>0.791789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8817204301075">
                <text:p>2.68817204301075</text:p>
              </table:table-cell>
              <table:table-cell office:value-type="float" office:value="0.83089">
                <text:p>0.83089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1260997067449">
                <text:p>2.71260997067449</text:p>
              </table:table-cell>
              <table:table-cell office:value-type="float" office:value="0.879765">
                <text:p>0.879765</text:p>
              </table:table-cell>
              <table:table-cell office:value-type="float" office:value="4.85337">
                <text:p>4.853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3704789833822">
                <text:p>2.73704789833822</text:p>
              </table:table-cell>
              <table:table-cell office:value-type="float" office:value="0.918866">
                <text:p>0.918866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76148582600196">
                <text:p>2.76148582600196</text:p>
              </table:table-cell>
              <table:table-cell office:value-type="float" office:value="0.97263">
                <text:p>0.97263</text:p>
              </table:table-cell>
              <table:table-cell office:value-type="float" office:value="4.85337">
                <text:p>4.853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78592375366569">
                <text:p>2.78592375366569</text:p>
              </table:table-cell>
              <table:table-cell office:value-type="float" office:value="1.02639">
                <text:p>1.02639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81036168132942">
                <text:p>2.81036168132942</text:p>
              </table:table-cell>
              <table:table-cell office:value-type="float" office:value="1.09971">
                <text:p>1.09971</text:p>
              </table:table-cell>
              <table:table-cell office:value-type="float" office:value="4.85337">
                <text:p>4.853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83479960899316">
                <text:p>2.83479960899316</text:p>
              </table:table-cell>
              <table:table-cell office:value-type="float" office:value="1.10948">
                <text:p>1.10948</text:p>
              </table:table-cell>
              <table:table-cell office:value-type="float" office:value="4.85337">
                <text:p>4.853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85923753665689">
                <text:p>2.85923753665689</text:p>
              </table:table-cell>
              <table:table-cell office:value-type="float" office:value="1.15836">
                <text:p>1.15836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88367546432063">
                <text:p>2.88367546432063</text:p>
              </table:table-cell>
              <table:table-cell office:value-type="float" office:value="1.19746">
                <text:p>1.19746</text:p>
              </table:table-cell>
              <table:table-cell office:value-type="float" office:value="2.52688">
                <text:p>2.526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90811339198436">
                <text:p>2.90811339198436</text:p>
              </table:table-cell>
              <table:table-cell office:value-type="float" office:value="1.2219">
                <text:p>1.2219</text:p>
              </table:table-cell>
              <table:table-cell office:value-type="float" office:value="2.6002">
                <text:p>2.60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93255131964809">
                <text:p>2.93255131964809</text:p>
              </table:table-cell>
              <table:table-cell office:value-type="float" office:value="1.24145">
                <text:p>1.24145</text:p>
              </table:table-cell>
              <table:table-cell office:value-type="float" office:value="2.60997">
                <text:p>2.609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95698924731183">
                <text:p>2.95698924731183</text:p>
              </table:table-cell>
              <table:table-cell office:value-type="float" office:value="1.3001">
                <text:p>1.3001</text:p>
              </table:table-cell>
              <table:table-cell office:value-type="float" office:value="2.61975">
                <text:p>2.619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98142717497556">
                <text:p>2.98142717497556</text:p>
              </table:table-cell>
              <table:table-cell office:value-type="float" office:value="1.30987">
                <text:p>1.30987</text:p>
              </table:table-cell>
              <table:table-cell office:value-type="float" office:value="2.42424">
                <text:p>2.424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0058651026393">
                <text:p>3.0058651026393</text:p>
              </table:table-cell>
              <table:table-cell office:value-type="float" office:value="1.32942">
                <text:p>1.32942</text:p>
              </table:table-cell>
              <table:table-cell office:value-type="float" office:value="2.44379">
                <text:p>2.443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1.36852">
                <text:p>1.36852</text:p>
              </table:table-cell>
              <table:table-cell office:value-type="float" office:value="2.48778">
                <text:p>2.487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05474095796676">
                <text:p>3.05474095796676</text:p>
              </table:table-cell>
              <table:table-cell office:value-type="float" office:value="1.3783">
                <text:p>1.3783</text:p>
              </table:table-cell>
              <table:table-cell office:value-type="float" office:value="2.57087">
                <text:p>2.570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0791788856305">
                <text:p>3.0791788856305</text:p>
              </table:table-cell>
              <table:table-cell office:value-type="float" office:value="1.44184">
                <text:p>1.44184</text:p>
              </table:table-cell>
              <table:table-cell office:value-type="float" office:value="2.49267">
                <text:p>2.49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10361681329423">
                <text:p>3.10361681329423</text:p>
              </table:table-cell>
              <table:table-cell office:value-type="float" office:value="1.49071">
                <text:p>1.49071</text:p>
              </table:table-cell>
              <table:table-cell office:value-type="float" office:value="2.49756">
                <text:p>2.497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12805474095797">
                <text:p>3.12805474095797</text:p>
              </table:table-cell>
              <table:table-cell office:value-type="float" office:value="0.635386">
                <text:p>0.635386</text:p>
              </table:table-cell>
              <table:table-cell office:value-type="float" office:value="0.518084">
                <text:p>0.5180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1524926686217">
                <text:p>3.1524926686217</text:p>
              </table:table-cell>
              <table:table-cell office:value-type="float" office:value="0.659824">
                <text:p>0.659824</text:p>
              </table:table-cell>
              <table:table-cell office:value-type="float" office:value="0.581623">
                <text:p>0.5816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7693059628543">
                <text:p>3.17693059628543</text:p>
              </table:table-cell>
              <table:table-cell office:value-type="float" office:value="0.44477">
                <text:p>0.44477</text:p>
              </table:table-cell>
              <table:table-cell office:value-type="float" office:value="0.522972">
                <text:p>0.5229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0136852394917">
                <text:p>3.20136852394917</text:p>
              </table:table-cell>
              <table:table-cell office:value-type="float" office:value="0.508309">
                <text:p>0.508309</text:p>
              </table:table-cell>
              <table:table-cell office:value-type="float" office:value="0.478983">
                <text:p>0.4789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0.454545">
                <text:p>0.454545</text:p>
              </table:table-cell>
              <table:table-cell office:value-type="float" office:value="0.532747">
                <text:p>0.5327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25024437927664">
                <text:p>3.25024437927664</text:p>
              </table:table-cell>
              <table:table-cell office:value-type="float" office:value="0.40567">
                <text:p>0.40567</text:p>
              </table:table-cell>
              <table:table-cell office:value-type="float" office:value="0.312805">
                <text:p>0.3128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27468230694037">
                <text:p>3.27468230694037</text:p>
              </table:table-cell>
              <table:table-cell office:value-type="float" office:value="0.459433">
                <text:p>0.459433</text:p>
              </table:table-cell>
              <table:table-cell office:value-type="float" office:value="0.376344">
                <text:p>0.3763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29912023460411">
                <text:p>3.29912023460411</text:p>
              </table:table-cell>
              <table:table-cell office:value-type="float" office:value="0.26393">
                <text:p>0.26393</text:p>
              </table:table-cell>
              <table:table-cell office:value-type="float" office:value="0.332356">
                <text:p>0.3323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32355816226784">
                <text:p>3.32355816226784</text:p>
              </table:table-cell>
              <table:table-cell office:value-type="float" office:value="0.317693">
                <text:p>0.317693</text:p>
              </table:table-cell>
              <table:table-cell office:value-type="float" office:value="0.28348">
                <text:p>0.283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34799608993157">
                <text:p>3.34799608993157</text:p>
              </table:table-cell>
              <table:table-cell office:value-type="float" office:value="0.273705">
                <text:p>0.273705</text:p>
              </table:table-cell>
              <table:table-cell office:value-type="float" office:value="0.376344">
                <text:p>0.3763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37243401759531">
                <text:p>3.37243401759531</text:p>
              </table:table-cell>
              <table:table-cell office:value-type="float" office:value="0.224829">
                <text:p>0.224829</text:p>
              </table:table-cell>
              <table:table-cell office:value-type="float" office:value="0.195503">
                <text:p>0.1955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39687194525904">
                <text:p>3.39687194525904</text:p>
              </table:table-cell>
              <table:table-cell office:value-type="float" office:value="0.322581">
                <text:p>0.322581</text:p>
              </table:table-cell>
              <table:table-cell office:value-type="float" office:value="0.215054">
                <text:p>0.2150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42130987292278">
                <text:p>3.42130987292278</text:p>
              </table:table-cell>
              <table:table-cell office:value-type="float" office:value="0.166178">
                <text:p>0.166178</text:p>
              </table:table-cell>
              <table:table-cell office:value-type="float" office:value="0.185728">
                <text:p>0.1857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44574780058651">
                <text:p>3.44574780058651</text:p>
              </table:table-cell>
              <table:table-cell office:value-type="float" office:value="0.166178">
                <text:p>0.166178</text:p>
              </table:table-cell>
              <table:table-cell office:value-type="float" office:value="0.131965">
                <text:p>0.1319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47018572825024">
                <text:p>3.47018572825024</text:p>
              </table:table-cell>
              <table:table-cell office:value-type="float" office:value="0.14174">
                <text:p>0.14174</text:p>
              </table:table-cell>
              <table:table-cell office:value-type="float" office:value="0.205279">
                <text:p>0.2052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49462365591398">
                <text:p>3.49462365591398</text:p>
              </table:table-cell>
              <table:table-cell office:value-type="float" office:value="0.0977517">
                <text:p>0.0977517</text:p>
              </table:table-cell>
              <table:table-cell office:value-type="float" office:value="0.112414">
                <text:p>0.1124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51906158357771">
                <text:p>3.51906158357771</text:p>
              </table:table-cell>
              <table:table-cell office:value-type="float" office:value="0.171065">
                <text:p>0.171065</text:p>
              </table:table-cell>
              <table:table-cell office:value-type="float" office:value="0.0977517">
                <text:p>0.09775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54349951124145">
                <text:p>3.54349951124145</text:p>
              </table:table-cell>
              <table:table-cell office:value-type="float" office:value="0.0782014">
                <text:p>0.0782014</text:p>
              </table:table-cell>
              <table:table-cell office:value-type="float" office:value="0.083089">
                <text:p>0.0830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56793743890518">
                <text:p>3.56793743890518</text:p>
              </table:table-cell>
              <table:table-cell office:value-type="float" office:value="0.0684262">
                <text:p>0.0684262</text:p>
              </table:table-cell>
              <table:table-cell office:value-type="float" office:value="0.0537634">
                <text:p>0.05376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59237536656891">
                <text:p>3.59237536656891</text:p>
              </table:table-cell>
              <table:table-cell office:value-type="float" office:value="0.058651">
                <text:p>0.058651</text:p>
              </table:table-cell>
              <table:table-cell office:value-type="float" office:value="0.0928641">
                <text:p>0.09286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61681329423265">
                <text:p>3.61681329423265</text:p>
              </table:table-cell>
              <table:table-cell office:value-type="float" office:value="0.0391007">
                <text:p>0.0391007</text:p>
              </table:table-cell>
              <table:table-cell office:value-type="float" office:value="0.0439883">
                <text:p>0.04398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64125122189638">
                <text:p>3.64125122189638</text:p>
              </table:table-cell>
              <table:table-cell office:value-type="float" office:value="0.058651">
                <text:p>0.058651</text:p>
              </table:table-cell>
              <table:table-cell office:value-type="float" office:value="0.0342131">
                <text:p>0.03421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66568914956012">
                <text:p>3.66568914956012</text:p>
              </table:table-cell>
              <table:table-cell office:value-type="float" office:value="0.0244379">
                <text:p>0.0244379</text:p>
              </table:table-cell>
              <table:table-cell office:value-type="float" office:value="0.0293255">
                <text:p>0.02932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69012707722385">
                <text:p>3.69012707722385</text:p>
              </table:table-cell>
              <table:table-cell office:value-type="float" office:value="0.0195503">
                <text:p>0.0195503</text:p>
              </table:table-cell>
              <table:table-cell office:value-type="float" office:value="0.0195503">
                <text:p>0.01955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71456500488759">
                <text:p>3.71456500488759</text:p>
              </table:table-cell>
              <table:table-cell office:value-type="float" office:value="0.0146628">
                <text:p>0.0146628</text:p>
              </table:table-cell>
              <table:table-cell office:value-type="float" office:value="0.0146628">
                <text:p>0.01466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73900293255132">
                <text:p>3.73900293255132</text:p>
              </table:table-cell>
              <table:table-cell office:value-type="float" office:value="0.00977517">
                <text:p>0.00977517</text:p>
              </table:table-cell>
              <table:table-cell office:value-type="float" office:value="0.00977517">
                <text:p>0.009775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76344086021505">
                <text:p>3.76344086021505</text:p>
              </table:table-cell>
              <table:table-cell office:value-type="float" office:value="0.00488759">
                <text:p>0.00488759</text:p>
              </table:table-cell>
              <table:table-cell office:value-type="float" office:value="0.00488759">
                <text:p>0.004887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78787878787879">
                <text:p>3.78787878787879</text:p>
              </table:table-cell>
              <table:table-cell office:value-type="float" office:value="0.00488759">
                <text:p>0.00488759</text:p>
              </table:table-cell>
              <table:table-cell office:value-type="float" office:value="0.00488759">
                <text:p>0.004887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81231671554252">
                <text:p>3.81231671554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83675464320626">
                <text:p>3.83675464320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86119257086999">
                <text:p>3.86119257086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88563049853372">
                <text:p>3.88563049853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91006842619746">
                <text:p>3.91006842619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93450635386119">
                <text:p>3.93450635386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95894428152493">
                <text:p>3.95894428152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98338220918866">
                <text:p>3.98338220918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0078201368524">
                <text:p>4.0078201368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03225806451613">
                <text:p>4.03225806451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05669599217986">
                <text:p>4.05669599217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0811339198436">
                <text:p>4.0811339198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10557184750733">
                <text:p>4.10557184750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13000977517107">
                <text:p>4.13000977517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1544477028348">
                <text:p>4.1544477028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17888563049853">
                <text:p>4.17888563049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20332355816227">
                <text:p>4.20332355816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227761485826">
                <text:p>4.227761485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25219941348974">
                <text:p>4.25219941348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27663734115347">
                <text:p>4.27663734115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3010752688172">
                <text:p>4.3010752688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32551319648094">
                <text:p>4.32551319648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34995112414467">
                <text:p>4.34995112414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37438905180841">
                <text:p>4.37438905180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39882697947214">
                <text:p>4.39882697947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42326490713587">
                <text:p>4.42326490713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44770283479961">
                <text:p>4.44770283479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47214076246334">
                <text:p>4.47214076246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49657869012708">
                <text:p>4.49657869012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52101661779081">
                <text:p>4.52101661779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56989247311828">
                <text:p>4.56989247311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59433040078201">
                <text:p>4.59433040078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61876832844575">
                <text:p>4.61876832844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64320625610948">
                <text:p>4.64320625610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66764418377322">
                <text:p>4.66764418377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69208211143695">
                <text:p>4.69208211143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71652003910068">
                <text:p>4.71652003910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74095796676442">
                <text:p>4.74095796676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76539589442815">
                <text:p>4.76539589442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78983382209189">
                <text:p>4.78983382209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81427174975562">
                <text:p>4.81427174975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83870967741936">
                <text:p>4.83870967741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86314760508309">
                <text:p>4.86314760508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88758553274682">
                <text:p>4.88758553274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91202346041056">
                <text:p>4.91202346041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93646138807429">
                <text:p>4.93646138807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96089931573803">
                <text:p>4.960899315738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98533724340176">
                <text:p>4.9853372434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053cm" svg:height="12.39cm" xlink:href=".." xlink:type="simple" chart:class="chart:scatter" chart:style-name="ch1">
        <chart:plot-area chart:style-name="ch2" table:cell-range-address="Sheet1.G1:Sheet1.I205" svg:x="1.452cm" svg:y="0.247cm" svg:width="19.158cm" svg:height="10.915cm">
          <chartooo:coordinate-region svg:x="2.179cm" svg:y="0.446cm" svg:width="17.703cm" svg:height="10.069cm"/>
          <chart:axis chart:dimension="x" chart:name="primary-x" chart:style-name="ch3">
            <chart:title svg:x="9.479cm" svg:y="11.409cm" chart:style-name="ch4">
              <text:p>Schaltspannung in V</text:p>
            </chart:title>
          </chart:axis>
          <chart:axis chart:dimension="y" chart:name="primary-y" chart:style-name="ch5">
            <chart:title svg:x="0.451cm" svg:y="6.634cm" chart:style-name="ch6">
              <text:p>Strom in mA</text:p>
            </chart:title>
            <chart:grid chart:style-name="ch7" chart:class="major"/>
          </chart:axis>
          <chart:axis chart:dimension="y" chart:name="secondary-y" chart:style-name="ch8">
            <chart:title svg:x="21.051cm" svg:y="7.283cm" chart:style-name="ch6">
              <text:p>Outputspannung in V</text:p>
            </chart:title>
          </chart:axis>
          <chart:series chart:attached-axis="secondary-y" chart:style-name="ch9" chart:values-cell-range-address="Sheet1.H1:Sheet1.H205" chart:class="chart:scatter">
            <chart:domain table:cell-range-address="Sheet1.G1:Sheet1.G205"/>
            <chart:data-point chart:repeated="205"/>
          </chart:series>
          <chart:series chart:attached-axis="primary-y" chart:style-name="ch10" chart:values-cell-range-address="Sheet1.I1:Sheet1.I205" chart:class="chart:scatter">
            <chart:data-point chart:repeated="20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98533724340176">
                <text:p>4.98533724340176</text:p>
                <draw:g>
                  <svg:desc>Sheet1.G1:Sheet1.G205</svg:desc>
                </draw:g>
              </table:table-cell>
              <table:table-cell office:value-type="float" office:value="0">
                <text:p>0</text:p>
                <draw:g>
                  <svg:desc>Sheet1.H1:Sheet1.H205</svg:desc>
                </draw:g>
              </table:table-cell>
              <table:table-cell office:value-type="float" office:value="0">
                <text:p>0</text:p>
                <draw:g>
                  <svg:desc>Sheet1.I1:Sheet1.I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96089931573803">
                <text:p>4.960899315738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3646138807429">
                <text:p>4.93646138807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1202346041056">
                <text:p>4.91202346041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8758553274682">
                <text:p>4.88758553274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6314760508309">
                <text:p>4.86314760508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3870967741936">
                <text:p>4.83870967741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81427174975562">
                <text:p>4.81427174975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8983382209189">
                <text:p>4.78983382209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6539589442815">
                <text:p>4.76539589442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4095796676442">
                <text:p>4.74095796676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1652003910068">
                <text:p>4.71652003910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9208211143695">
                <text:p>4.69208211143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764418377322">
                <text:p>4.66764418377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4320625610948">
                <text:p>4.64320625610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1876832844575">
                <text:p>4.61876832844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9433040078201">
                <text:p>4.59433040078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6989247311828">
                <text:p>4.56989247311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2101661779081">
                <text:p>4.52101661779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49657869012708">
                <text:p>4.49657869012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7214076246334">
                <text:p>4.47214076246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4770283479961">
                <text:p>4.44770283479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42326490713587">
                <text:p>4.42326490713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39882697947214">
                <text:p>4.39882697947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37438905180841">
                <text:p>4.37438905180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4995112414467">
                <text:p>4.34995112414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32551319648094">
                <text:p>4.32551319648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3010752688172">
                <text:p>4.3010752688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27663734115347">
                <text:p>4.27663734115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25219941348974">
                <text:p>4.25219941348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27761485826">
                <text:p>4.227761485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20332355816227">
                <text:p>4.20332355816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7888563049853">
                <text:p>4.17888563049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544477028348">
                <text:p>4.1544477028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13000977517107">
                <text:p>4.13000977517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0557184750733">
                <text:p>4.10557184750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0811339198436">
                <text:p>4.0811339198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05669599217986">
                <text:p>4.05669599217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3225806451613">
                <text:p>4.03225806451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078201368524">
                <text:p>4.0078201368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98338220918866">
                <text:p>3.98338220918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95894428152493">
                <text:p>3.95894428152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3450635386119">
                <text:p>3.93450635386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1006842619746">
                <text:p>3.91006842619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88563049853372">
                <text:p>3.88563049853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86119257086999">
                <text:p>3.86119257086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83675464320626">
                <text:p>3.83675464320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1231671554252">
                <text:p>3.81231671554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78787878787879">
                <text:p>3.78787878787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76344086021505">
                <text:p>3.76344086021505</text:p>
              </table:table-cell>
              <table:table-cell office:value-type="float" office:value="0.00488759">
                <text:p>0.00488759</text:p>
              </table:table-cell>
              <table:table-cell office:value-type="float" office:value="0.00488759">
                <text:p>0.004887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73900293255132">
                <text:p>3.73900293255132</text:p>
              </table:table-cell>
              <table:table-cell office:value-type="float" office:value="0.00977517">
                <text:p>0.00977517</text:p>
              </table:table-cell>
              <table:table-cell office:value-type="float" office:value="0.00977517">
                <text:p>0.009775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71456500488759">
                <text:p>3.71456500488759</text:p>
              </table:table-cell>
              <table:table-cell office:value-type="float" office:value="0.00977517">
                <text:p>0.00977517</text:p>
              </table:table-cell>
              <table:table-cell office:value-type="float" office:value="0.0195503">
                <text:p>0.01955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9012707722385">
                <text:p>3.69012707722385</text:p>
              </table:table-cell>
              <table:table-cell office:value-type="float" office:value="0.0146628">
                <text:p>0.0146628</text:p>
              </table:table-cell>
              <table:table-cell office:value-type="float" office:value="0.0146628">
                <text:p>0.0146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66568914956012">
                <text:p>3.66568914956012</text:p>
              </table:table-cell>
              <table:table-cell office:value-type="float" office:value="0.0293255">
                <text:p>0.0293255</text:p>
              </table:table-cell>
              <table:table-cell office:value-type="float" office:value="0.0195503">
                <text:p>0.01955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64125122189638">
                <text:p>3.64125122189638</text:p>
              </table:table-cell>
              <table:table-cell office:value-type="float" office:value="0.0244379">
                <text:p>0.0244379</text:p>
              </table:table-cell>
              <table:table-cell office:value-type="float" office:value="0.0244379">
                <text:p>0.02443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1681329423265">
                <text:p>3.61681329423265</text:p>
              </table:table-cell>
              <table:table-cell office:value-type="float" office:value="0.0293255">
                <text:p>0.0293255</text:p>
              </table:table-cell>
              <table:table-cell office:value-type="float" office:value="0.0293255">
                <text:p>0.02932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9237536656891">
                <text:p>3.59237536656891</text:p>
              </table:table-cell>
              <table:table-cell office:value-type="float" office:value="0.0342131">
                <text:p>0.0342131</text:p>
              </table:table-cell>
              <table:table-cell office:value-type="float" office:value="0.0439883">
                <text:p>0.04398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56793743890518">
                <text:p>3.56793743890518</text:p>
              </table:table-cell>
              <table:table-cell office:value-type="float" office:value="0.0439883">
                <text:p>0.0439883</text:p>
              </table:table-cell>
              <table:table-cell office:value-type="float" office:value="0.0439883">
                <text:p>0.04398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54349951124145">
                <text:p>3.54349951124145</text:p>
              </table:table-cell>
              <table:table-cell office:value-type="float" office:value="0.058651">
                <text:p>0.058651</text:p>
              </table:table-cell>
              <table:table-cell office:value-type="float" office:value="0.0488759">
                <text:p>0.04887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51906158357771">
                <text:p>3.51906158357771</text:p>
              </table:table-cell>
              <table:table-cell office:value-type="float" office:value="0.058651">
                <text:p>0.058651</text:p>
              </table:table-cell>
              <table:table-cell office:value-type="float" office:value="0.058651">
                <text:p>0.0586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9462365591398">
                <text:p>3.49462365591398</text:p>
              </table:table-cell>
              <table:table-cell office:value-type="float" office:value="0.0635386">
                <text:p>0.0635386</text:p>
              </table:table-cell>
              <table:table-cell office:value-type="float" office:value="0.0635386">
                <text:p>0.06353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7018572825024">
                <text:p>3.47018572825024</text:p>
              </table:table-cell>
              <table:table-cell office:value-type="float" office:value="0.0733138">
                <text:p>0.0733138</text:p>
              </table:table-cell>
              <table:table-cell office:value-type="float" office:value="0.0782014">
                <text:p>0.07820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44574780058651">
                <text:p>3.44574780058651</text:p>
              </table:table-cell>
              <table:table-cell office:value-type="float" office:value="0.0782014">
                <text:p>0.0782014</text:p>
              </table:table-cell>
              <table:table-cell office:value-type="float" office:value="0.083089">
                <text:p>0.083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2130987292278">
                <text:p>3.42130987292278</text:p>
              </table:table-cell>
              <table:table-cell office:value-type="float" office:value="0.0928641">
                <text:p>0.0928641</text:p>
              </table:table-cell>
              <table:table-cell office:value-type="float" office:value="0.0879765">
                <text:p>0.08797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9687194525904">
                <text:p>3.39687194525904</text:p>
              </table:table-cell>
              <table:table-cell office:value-type="float" office:value="0.0977517">
                <text:p>0.0977517</text:p>
              </table:table-cell>
              <table:table-cell office:value-type="float" office:value="0.0977517">
                <text:p>0.09775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7243401759531">
                <text:p>3.37243401759531</text:p>
              </table:table-cell>
              <table:table-cell office:value-type="float" office:value="0.107527">
                <text:p>0.107527</text:p>
              </table:table-cell>
              <table:table-cell office:value-type="float" office:value="0.107527">
                <text:p>0.1075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4799608993157">
                <text:p>3.34799608993157</text:p>
              </table:table-cell>
              <table:table-cell office:value-type="float" office:value="0.117302">
                <text:p>0.117302</text:p>
              </table:table-cell>
              <table:table-cell office:value-type="float" office:value="0.117302">
                <text:p>0.1173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2355816226784">
                <text:p>3.32355816226784</text:p>
              </table:table-cell>
              <table:table-cell office:value-type="float" office:value="0.127077">
                <text:p>0.127077</text:p>
              </table:table-cell>
              <table:table-cell office:value-type="float" office:value="0.127077">
                <text:p>0.1270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29912023460411">
                <text:p>3.29912023460411</text:p>
              </table:table-cell>
              <table:table-cell office:value-type="float" office:value="0.136852">
                <text:p>0.136852</text:p>
              </table:table-cell>
              <table:table-cell office:value-type="float" office:value="0.136852">
                <text:p>0.1368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27468230694037">
                <text:p>3.27468230694037</text:p>
              </table:table-cell>
              <table:table-cell office:value-type="float" office:value="0.151515">
                <text:p>0.151515</text:p>
              </table:table-cell>
              <table:table-cell office:value-type="float" office:value="0.146628">
                <text:p>0.1466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25024437927664">
                <text:p>3.25024437927664</text:p>
              </table:table-cell>
              <table:table-cell office:value-type="float" office:value="0.16129">
                <text:p>0.16129</text:p>
              </table:table-cell>
              <table:table-cell office:value-type="float" office:value="0.16129">
                <text:p>0.161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0.171065">
                <text:p>0.171065</text:p>
              </table:table-cell>
              <table:table-cell office:value-type="float" office:value="0.171065">
                <text:p>0.1710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20136852394917">
                <text:p>3.20136852394917</text:p>
              </table:table-cell>
              <table:table-cell office:value-type="float" office:value="0.180841">
                <text:p>0.180841</text:p>
              </table:table-cell>
              <table:table-cell office:value-type="float" office:value="0.180841">
                <text:p>0.1808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17693059628543">
                <text:p>3.17693059628543</text:p>
              </table:table-cell>
              <table:table-cell office:value-type="float" office:value="0.195503">
                <text:p>0.195503</text:p>
              </table:table-cell>
              <table:table-cell office:value-type="float" office:value="0.195503">
                <text:p>0.1955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524926686217">
                <text:p>3.1524926686217</text:p>
              </table:table-cell>
              <table:table-cell office:value-type="float" office:value="0.210166">
                <text:p>0.210166</text:p>
              </table:table-cell>
              <table:table-cell office:value-type="float" office:value="0.215054">
                <text:p>0.2150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12805474095797">
                <text:p>3.12805474095797</text:p>
              </table:table-cell>
              <table:table-cell office:value-type="float" office:value="0.219941">
                <text:p>0.219941</text:p>
              </table:table-cell>
              <table:table-cell office:value-type="float" office:value="0.219941">
                <text:p>0.219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10361681329423">
                <text:p>3.10361681329423</text:p>
              </table:table-cell>
              <table:table-cell office:value-type="float" office:value="0.239492">
                <text:p>0.239492</text:p>
              </table:table-cell>
              <table:table-cell office:value-type="float" office:value="0.229717">
                <text:p>0.2297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0791788856305">
                <text:p>3.0791788856305</text:p>
              </table:table-cell>
              <table:table-cell office:value-type="float" office:value="0.244379">
                <text:p>0.244379</text:p>
              </table:table-cell>
              <table:table-cell office:value-type="float" office:value="0.244379">
                <text:p>0.2443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05474095796676">
                <text:p>3.05474095796676</text:p>
              </table:table-cell>
              <table:table-cell office:value-type="float" office:value="0.259042">
                <text:p>0.259042</text:p>
              </table:table-cell>
              <table:table-cell office:value-type="float" office:value="0.254154">
                <text:p>0.254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0.268817">
                <text:p>0.268817</text:p>
              </table:table-cell>
              <table:table-cell office:value-type="float" office:value="0.278592">
                <text:p>0.2785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058651026393">
                <text:p>3.0058651026393</text:p>
              </table:table-cell>
              <table:table-cell office:value-type="float" office:value="0.28348">
                <text:p>0.28348</text:p>
              </table:table-cell>
              <table:table-cell office:value-type="float" office:value="0.28348">
                <text:p>0.283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98142717497556">
                <text:p>2.98142717497556</text:p>
              </table:table-cell>
              <table:table-cell office:value-type="float" office:value="0.307918">
                <text:p>0.307918</text:p>
              </table:table-cell>
              <table:table-cell office:value-type="float" office:value="0.298143">
                <text:p>0.2981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95698924731183">
                <text:p>2.95698924731183</text:p>
              </table:table-cell>
              <table:table-cell office:value-type="float" office:value="0.312805">
                <text:p>0.312805</text:p>
              </table:table-cell>
              <table:table-cell office:value-type="float" office:value="0.312805">
                <text:p>0.3128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93255131964809">
                <text:p>2.93255131964809</text:p>
              </table:table-cell>
              <table:table-cell office:value-type="float" office:value="0.327468">
                <text:p>0.327468</text:p>
              </table:table-cell>
              <table:table-cell office:value-type="float" office:value="0.327468">
                <text:p>0.3274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90811339198436">
                <text:p>2.90811339198436</text:p>
              </table:table-cell>
              <table:table-cell office:value-type="float" office:value="0.342131">
                <text:p>0.342131</text:p>
              </table:table-cell>
              <table:table-cell office:value-type="float" office:value="0.347019">
                <text:p>0.3470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88367546432063">
                <text:p>2.88367546432063</text:p>
              </table:table-cell>
              <table:table-cell office:value-type="float" office:value="0.356794">
                <text:p>0.356794</text:p>
              </table:table-cell>
              <table:table-cell office:value-type="float" office:value="0.356794">
                <text:p>0.3567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85923753665689">
                <text:p>2.85923753665689</text:p>
              </table:table-cell>
              <table:table-cell office:value-type="float" office:value="0.371457">
                <text:p>0.371457</text:p>
              </table:table-cell>
              <table:table-cell office:value-type="float" office:value="0.371457">
                <text:p>0.3714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83479960899316">
                <text:p>2.83479960899316</text:p>
              </table:table-cell>
              <table:table-cell office:value-type="float" office:value="0.386119">
                <text:p>0.386119</text:p>
              </table:table-cell>
              <table:table-cell office:value-type="float" office:value="0.386119">
                <text:p>0.3861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81036168132942">
                <text:p>2.81036168132942</text:p>
              </table:table-cell>
              <table:table-cell office:value-type="float" office:value="0.40567">
                <text:p>0.40567</text:p>
              </table:table-cell>
              <table:table-cell office:value-type="float" office:value="0.400782">
                <text:p>0.4007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78592375366569">
                <text:p>2.78592375366569</text:p>
              </table:table-cell>
              <table:table-cell office:value-type="float" office:value="0.420332">
                <text:p>0.420332</text:p>
              </table:table-cell>
              <table:table-cell office:value-type="float" office:value="0.420332">
                <text:p>0.4203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76148582600196">
                <text:p>2.76148582600196</text:p>
              </table:table-cell>
              <table:table-cell office:value-type="float" office:value="0.434995">
                <text:p>0.434995</text:p>
              </table:table-cell>
              <table:table-cell office:value-type="float" office:value="0.434995">
                <text:p>0.4349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73704789833822">
                <text:p>2.73704789833822</text:p>
              </table:table-cell>
              <table:table-cell office:value-type="float" office:value="0.449658">
                <text:p>0.449658</text:p>
              </table:table-cell>
              <table:table-cell office:value-type="float" office:value="0.449658">
                <text:p>0.4496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71260997067449">
                <text:p>2.71260997067449</text:p>
              </table:table-cell>
              <table:table-cell office:value-type="float" office:value="0.469208">
                <text:p>0.469208</text:p>
              </table:table-cell>
              <table:table-cell office:value-type="float" office:value="0.464321">
                <text:p>0.4643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68817204301075">
                <text:p>2.68817204301075</text:p>
              </table:table-cell>
              <table:table-cell office:value-type="float" office:value="0.483871">
                <text:p>0.483871</text:p>
              </table:table-cell>
              <table:table-cell office:value-type="float" office:value="0.483871">
                <text:p>0.4838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66373411534702">
                <text:p>2.66373411534702</text:p>
              </table:table-cell>
              <table:table-cell office:value-type="float" office:value="0.503421">
                <text:p>0.503421</text:p>
              </table:table-cell>
              <table:table-cell office:value-type="float" office:value="0.503421">
                <text:p>0.5034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63929618768328">
                <text:p>2.63929618768328</text:p>
              </table:table-cell>
              <table:table-cell office:value-type="float" office:value="0.522972">
                <text:p>0.522972</text:p>
              </table:table-cell>
              <table:table-cell office:value-type="float" office:value="0.522972">
                <text:p>0.5229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1485826001955">
                <text:p>2.61485826001955</text:p>
              </table:table-cell>
              <table:table-cell office:value-type="float" office:value="0.54741">
                <text:p>0.54741</text:p>
              </table:table-cell>
              <table:table-cell office:value-type="float" office:value="0.54741">
                <text:p>0.547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59042033235582">
                <text:p>2.59042033235582</text:p>
              </table:table-cell>
              <table:table-cell office:value-type="float" office:value="0.723363">
                <text:p>0.723363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56598240469208">
                <text:p>2.56598240469208</text:p>
              </table:table-cell>
              <table:table-cell office:value-type="float" office:value="0.68915">
                <text:p>0.68915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4154447702835">
                <text:p>2.54154447702835</text:p>
              </table:table-cell>
              <table:table-cell office:value-type="float" office:value="0.698925">
                <text:p>0.698925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1710654936461">
                <text:p>2.51710654936461</text:p>
              </table:table-cell>
              <table:table-cell office:value-type="float" office:value="0.645161">
                <text:p>0.645161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49266862170088">
                <text:p>2.49266862170088</text:p>
              </table:table-cell>
              <table:table-cell office:value-type="float" office:value="0.635386">
                <text:p>0.635386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46823069403715">
                <text:p>2.46823069403715</text:p>
              </table:table-cell>
              <table:table-cell office:value-type="float" office:value="0.615836">
                <text:p>0.615836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44379276637341">
                <text:p>2.44379276637341</text:p>
              </table:table-cell>
              <table:table-cell office:value-type="float" office:value="0.591398">
                <text:p>0.591398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41935483870968">
                <text:p>2.41935483870968</text:p>
              </table:table-cell>
              <table:table-cell office:value-type="float" office:value="0.601173">
                <text:p>0.601173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39491691104594">
                <text:p>2.39491691104594</text:p>
              </table:table-cell>
              <table:table-cell office:value-type="float" office:value="0.56696">
                <text:p>0.56696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37047898338221">
                <text:p>2.37047898338221</text:p>
              </table:table-cell>
              <table:table-cell office:value-type="float" office:value="0.552297">
                <text:p>0.552297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34604105571848">
                <text:p>2.34604105571848</text:p>
              </table:table-cell>
              <table:table-cell office:value-type="float" office:value="0.537634">
                <text:p>0.537634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32160312805474">
                <text:p>2.32160312805474</text:p>
              </table:table-cell>
              <table:table-cell office:value-type="float" office:value="0.513196">
                <text:p>0.513196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9716520039101">
                <text:p>2.29716520039101</text:p>
              </table:table-cell>
              <table:table-cell office:value-type="float" office:value="0.518084">
                <text:p>0.518084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7272727272727">
                <text:p>2.27272727272727</text:p>
              </table:table-cell>
              <table:table-cell office:value-type="float" office:value="0.493646">
                <text:p>0.493646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828934506354">
                <text:p>2.24828934506354</text:p>
              </table:table-cell>
              <table:table-cell office:value-type="float" office:value="0.483871">
                <text:p>0.483871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238514173998">
                <text:p>2.2238514173998</text:p>
              </table:table-cell>
              <table:table-cell office:value-type="float" office:value="0.474096">
                <text:p>0.474096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19941348973607">
                <text:p>2.19941348973607</text:p>
              </table:table-cell>
              <table:table-cell office:value-type="float" office:value="0.454545">
                <text:p>0.454545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7497556207234">
                <text:p>2.17497556207234</text:p>
              </table:table-cell>
              <table:table-cell office:value-type="float" office:value="0.44477">
                <text:p>0.44477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1505376344086">
                <text:p>2.1505376344086</text:p>
              </table:table-cell>
              <table:table-cell office:value-type="float" office:value="0.434995">
                <text:p>0.434995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12609970674487">
                <text:p>2.12609970674487</text:p>
              </table:table-cell>
              <table:table-cell office:value-type="float" office:value="0.42522">
                <text:p>0.42522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0166177908113">
                <text:p>2.10166177908113</text:p>
              </table:table-cell>
              <table:table-cell office:value-type="float" office:value="0.415445">
                <text:p>0.415445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0772238514174">
                <text:p>2.0772238514174</text:p>
              </table:table-cell>
              <table:table-cell office:value-type="float" office:value="0.400782">
                <text:p>0.400782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05278592375367">
                <text:p>2.05278592375367</text:p>
              </table:table-cell>
              <table:table-cell office:value-type="float" office:value="0.391007">
                <text:p>0.391007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02834799608993">
                <text:p>2.02834799608993</text:p>
              </table:table-cell>
              <table:table-cell office:value-type="float" office:value="0.381232">
                <text:p>0.381232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039100684262">
                <text:p>2.0039100684262</text:p>
              </table:table-cell>
              <table:table-cell office:value-type="float" office:value="0.371457">
                <text:p>0.371457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7947214076246">
                <text:p>1.97947214076246</text:p>
              </table:table-cell>
              <table:table-cell office:value-type="float" office:value="0.366569">
                <text:p>0.366569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5503421309873">
                <text:p>1.95503421309873</text:p>
              </table:table-cell>
              <table:table-cell office:value-type="float" office:value="0.351906">
                <text:p>0.351906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30596285435">
                <text:p>1.930596285435</text:p>
              </table:table-cell>
              <table:table-cell office:value-type="float" office:value="0.342131">
                <text:p>0.342131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0615835777126">
                <text:p>1.90615835777126</text:p>
              </table:table-cell>
              <table:table-cell office:value-type="float" office:value="0.337243">
                <text:p>0.337243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88172043010753">
                <text:p>1.88172043010753</text:p>
              </table:table-cell>
              <table:table-cell office:value-type="float" office:value="0.322581">
                <text:p>0.322581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85728250244379">
                <text:p>1.85728250244379</text:p>
              </table:table-cell>
              <table:table-cell office:value-type="float" office:value="0.317693">
                <text:p>0.317693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83284457478006">
                <text:p>1.83284457478006</text:p>
              </table:table-cell>
              <table:table-cell office:value-type="float" office:value="0.307918">
                <text:p>0.307918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80840664711632">
                <text:p>1.80840664711632</text:p>
              </table:table-cell>
              <table:table-cell office:value-type="float" office:value="0.298143">
                <text:p>0.298143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78396871945259">
                <text:p>1.78396871945259</text:p>
              </table:table-cell>
              <table:table-cell office:value-type="float" office:value="0.288368">
                <text:p>0.288368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75953079178886">
                <text:p>1.75953079178886</text:p>
              </table:table-cell>
              <table:table-cell office:value-type="float" office:value="0.278592">
                <text:p>0.278592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73509286412512">
                <text:p>1.73509286412512</text:p>
              </table:table-cell>
              <table:table-cell office:value-type="float" office:value="0.268817">
                <text:p>0.268817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71065493646139">
                <text:p>1.71065493646139</text:p>
              </table:table-cell>
              <table:table-cell office:value-type="float" office:value="0.259042">
                <text:p>0.259042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68621700879765">
                <text:p>1.68621700879765</text:p>
              </table:table-cell>
              <table:table-cell office:value-type="float" office:value="0.249267">
                <text:p>0.249267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66177908113392">
                <text:p>1.66177908113392</text:p>
              </table:table-cell>
              <table:table-cell office:value-type="float" office:value="0.239492">
                <text:p>0.239492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63734115347019">
                <text:p>1.63734115347019</text:p>
              </table:table-cell>
              <table:table-cell office:value-type="float" office:value="0.229717">
                <text:p>0.229717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0.224829">
                <text:p>0.224829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8846529814272">
                <text:p>1.58846529814272</text:p>
              </table:table-cell>
              <table:table-cell office:value-type="float" office:value="0.215054">
                <text:p>0.215054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6402737047898">
                <text:p>1.56402737047898</text:p>
              </table:table-cell>
              <table:table-cell office:value-type="float" office:value="0.205279">
                <text:p>0.205279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3958944281525">
                <text:p>1.53958944281525</text:p>
              </table:table-cell>
              <table:table-cell office:value-type="float" office:value="0.200391">
                <text:p>0.200391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1515151515152">
                <text:p>1.51515151515152</text:p>
              </table:table-cell>
              <table:table-cell office:value-type="float" office:value="0.190616">
                <text:p>0.190616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9071358748778">
                <text:p>1.49071358748778</text:p>
              </table:table-cell>
              <table:table-cell office:value-type="float" office:value="0.180841">
                <text:p>0.180841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6627565982405">
                <text:p>1.46627565982405</text:p>
              </table:table-cell>
              <table:table-cell office:value-type="float" office:value="0.171065">
                <text:p>0.171065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4183773216031">
                <text:p>1.44183773216031</text:p>
              </table:table-cell>
              <table:table-cell office:value-type="float" office:value="0.166178">
                <text:p>0.166178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1739980449658">
                <text:p>1.41739980449658</text:p>
              </table:table-cell>
              <table:table-cell office:value-type="float" office:value="0.166178">
                <text:p>0.166178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9296187683284">
                <text:p>1.39296187683284</text:p>
              </table:table-cell>
              <table:table-cell office:value-type="float" office:value="0.151515">
                <text:p>0.151515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6852394916911">
                <text:p>1.36852394916911</text:p>
              </table:table-cell>
              <table:table-cell office:value-type="float" office:value="0.14174">
                <text:p>0.14174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4408602150538">
                <text:p>1.34408602150538</text:p>
              </table:table-cell>
              <table:table-cell office:value-type="float" office:value="0.131965">
                <text:p>0.131965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1964809384164">
                <text:p>1.31964809384164</text:p>
              </table:table-cell>
              <table:table-cell office:value-type="float" office:value="0.127077">
                <text:p>0.127077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9521016617791">
                <text:p>1.29521016617791</text:p>
              </table:table-cell>
              <table:table-cell office:value-type="float" office:value="0.127077">
                <text:p>0.127077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7077223851417">
                <text:p>1.27077223851417</text:p>
              </table:table-cell>
              <table:table-cell office:value-type="float" office:value="0.112414">
                <text:p>0.112414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4633431085044">
                <text:p>1.24633431085044</text:p>
              </table:table-cell>
              <table:table-cell office:value-type="float" office:value="0.102639">
                <text:p>0.102639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2189638318671">
                <text:p>1.22189638318671</text:p>
              </table:table-cell>
              <table:table-cell office:value-type="float" office:value="0.0977517">
                <text:p>0.0977517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9745845552297">
                <text:p>1.19745845552297</text:p>
              </table:table-cell>
              <table:table-cell office:value-type="float" office:value="0.0879765">
                <text:p>0.0879765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7302052785924">
                <text:p>1.17302052785924</text:p>
              </table:table-cell>
              <table:table-cell office:value-type="float" office:value="0.0879765">
                <text:p>0.0879765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485826001955">
                <text:p>1.1485826001955</text:p>
              </table:table-cell>
              <table:table-cell office:value-type="float" office:value="0.0782014">
                <text:p>0.0782014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2414467253177">
                <text:p>1.12414467253177</text:p>
              </table:table-cell>
              <table:table-cell office:value-type="float" office:value="0.0733138">
                <text:p>0.0733138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9970674486804">
                <text:p>1.09970674486804</text:p>
              </table:table-cell>
              <table:table-cell office:value-type="float" office:value="0.0635386">
                <text:p>0.0635386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752688172043">
                <text:p>1.0752688172043</text:p>
              </table:table-cell>
              <table:table-cell office:value-type="float" office:value="0.058651">
                <text:p>0.058651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5083088954057">
                <text:p>1.05083088954057</text:p>
              </table:table-cell>
              <table:table-cell office:value-type="float" office:value="0.0537634">
                <text:p>0.0537634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2639296187683">
                <text:p>1.02639296187683</text:p>
              </table:table-cell>
              <table:table-cell office:value-type="float" office:value="0.0488759">
                <text:p>0.0488759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019550342131">
                <text:p>1.0019550342131</text:p>
              </table:table-cell>
              <table:table-cell office:value-type="float" office:value="0.0439883">
                <text:p>0.0439883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77517106549365">
                <text:p>0.977517106549365</text:p>
              </table:table-cell>
              <table:table-cell office:value-type="float" office:value="0.0391007">
                <text:p>0.0391007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53079178885631">
                <text:p>0.953079178885631</text:p>
              </table:table-cell>
              <table:table-cell office:value-type="float" office:value="0.0342131">
                <text:p>0.0342131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28641251221896">
                <text:p>0.928641251221896</text:p>
              </table:table-cell>
              <table:table-cell office:value-type="float" office:value="0.0293255">
                <text:p>0.0293255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04203323558162">
                <text:p>0.904203323558162</text:p>
              </table:table-cell>
              <table:table-cell office:value-type="float" office:value="0.0244379">
                <text:p>0.0244379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79765395894428">
                <text:p>0.879765395894428</text:p>
              </table:table-cell>
              <table:table-cell office:value-type="float" office:value="0.0195503">
                <text:p>0.0195503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55327468230694">
                <text:p>0.855327468230694</text:p>
              </table:table-cell>
              <table:table-cell office:value-type="float" office:value="0.0244379">
                <text:p>0.0244379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3088954056696">
                <text:p>0.83088954056696</text:p>
              </table:table-cell>
              <table:table-cell office:value-type="float" office:value="0.00977517">
                <text:p>0.00977517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06451612903226">
                <text:p>0.806451612903226</text:p>
              </table:table-cell>
              <table:table-cell office:value-type="float" office:value="0.00977517">
                <text:p>0.00977517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82013685239492">
                <text:p>0.782013685239492</text:p>
              </table:table-cell>
              <table:table-cell office:value-type="float" office:value="0.00488759">
                <text:p>0.00488759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57575757575758">
                <text:p>0.757575757575758</text:p>
              </table:table-cell>
              <table:table-cell office:value-type="float" office:value="0">
                <text:p>0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33137829912023">
                <text:p>0.733137829912023</text:p>
              </table:table-cell>
              <table:table-cell office:value-type="float" office:value="0.00977517">
                <text:p>0.00977517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08699902248289">
                <text:p>0.708699902248289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84261974584555">
                <text:p>0.684261974584555</text:p>
              </table:table-cell>
              <table:table-cell office:value-type="float" office:value="0">
                <text:p>0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59824046920821">
                <text:p>0.659824046920821</text:p>
              </table:table-cell>
              <table:table-cell office:value-type="float" office:value="0">
                <text:p>0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35386119257087">
                <text:p>0.635386119257087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10948191593353">
                <text:p>0.610948191593353</text:p>
              </table:table-cell>
              <table:table-cell office:value-type="float" office:value="0">
                <text:p>0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86510263929619">
                <text:p>0.586510263929619</text:p>
              </table:table-cell>
              <table:table-cell office:value-type="float" office:value="0">
                <text:p>0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62072336265885">
                <text:p>0.562072336265885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13196480938416">
                <text:p>0.513196480938416</text:p>
              </table:table-cell>
              <table:table-cell office:value-type="float" office:value="0">
                <text:p>0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88758553274682">
                <text:p>0.488758553274682</text:p>
              </table:table-cell>
              <table:table-cell office:value-type="float" office:value="0">
                <text:p>0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64320625610948">
                <text:p>0.464320625610948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39882697947214">
                <text:p>0.439882697947214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1544477028348">
                <text:p>0.41544477028348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91006842619746">
                <text:p>0.391006842619746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66568914956012">
                <text:p>0.366568914956012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42130987292278">
                <text:p>0.342130987292278</text:p>
              </table:table-cell>
              <table:table-cell office:value-type="float" office:value="0">
                <text:p>0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17693059628543">
                <text:p>0.317693059628543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93255131964809">
                <text:p>0.293255131964809</text:p>
              </table:table-cell>
              <table:table-cell office:value-type="float" office:value="0">
                <text:p>0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68817204301075">
                <text:p>0.268817204301075</text:p>
              </table:table-cell>
              <table:table-cell office:value-type="float" office:value="0">
                <text:p>0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44379276637341">
                <text:p>0.244379276637341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19941348973607">
                <text:p>0.219941348973607</text:p>
              </table:table-cell>
              <table:table-cell office:value-type="float" office:value="0">
                <text:p>0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5503421309873">
                <text:p>0.195503421309873</text:p>
              </table:table-cell>
              <table:table-cell office:value-type="float" office:value="0">
                <text:p>0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71065493646139">
                <text:p>0.171065493646139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46627565982405">
                <text:p>0.146627565982405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22189638318671">
                <text:p>0.122189638318671</text:p>
              </table:table-cell>
              <table:table-cell office:value-type="float" office:value="0">
                <text:p>0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977517106549365">
                <text:p>0.0977517106549365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733137829912024">
                <text:p>0.0733137829912024</text:p>
              </table:table-cell>
              <table:table-cell office:value-type="float" office:value="0">
                <text:p>0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88758553274682">
                <text:p>0.0488758553274682</text:p>
              </table:table-cell>
              <table:table-cell office:value-type="float" office:value="0">
                <text:p>0</text:p>
              </table:table-cell>
              <table:table-cell office:value-type="float" office:value="4.86315">
                <text:p>4.863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44379276637341">
                <text:p>0.0244379276637341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85826">
                <text:p>4.858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